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2"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Wedgie Medium" svg:font-family="'Wedgie Medium'"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9" style:family="table">
      <style:table-properties style:width="15.584cm" table:align="left" style:writing-mode="lr-tb"/>
    </style:style>
    <style:style style:name="Tabela9.A" style:family="table-column">
      <style:table-column-properties style:column-width="2.461cm"/>
    </style:style>
    <style:style style:name="Tabela9.B" style:family="table-column">
      <style:table-column-properties style:column-width="3.757cm"/>
    </style:style>
    <style:style style:name="Tabela9.C" style:family="table-column">
      <style:table-column-properties style:column-width="2.408cm"/>
    </style:style>
    <style:style style:name="Tabela9.D" style:family="table-column">
      <style:table-column-properties style:column-width="6.959cm"/>
    </style:style>
    <style:style style:name="Tabela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ela9.D1" style:family="table-cell">
      <style:table-cell-properties fo:background-color="#c0c0c0" fo:padding="0.097cm" fo:border="0.05pt solid #000000">
        <style:background-image/>
      </style:table-cell-properties>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9.A3" style:family="table-cell">
      <style:table-cell-properties fo:padding="0.097cm" fo:border-left="0.05pt solid #000000" fo:border-right="none" fo:border-top="none" fo:border-bottom="0.05pt solid #000000"/>
    </style:style>
    <style:style style:name="Tabela9.B3" style:family="table-cell">
      <style:table-cell-properties fo:padding="0.097cm" fo:border-left="0.05pt solid #000000" fo:border-right="none" fo:border-top="none" fo:border-bottom="0.05pt solid #000000"/>
    </style:style>
    <style:style style:name="Tabela9.C3" style:family="table-cell">
      <style:table-cell-properties fo:padding="0.097cm" fo:border-left="0.05pt solid #000000" fo:border-right="none" fo:border-top="none" fo:border-bottom="0.05pt solid #000000"/>
    </style:style>
    <style:style style:name="Tabela9.D3" style:family="table-cell">
      <style:table-cell-properties fo:padding="0.097cm" fo:border-left="0.05pt solid #000000" fo:border-right="0.05pt solid #000000" fo:border-top="none" fo:border-bottom="0.05pt solid #000000"/>
    </style:style>
    <style:style style:name="Tabela9.A4" style:family="table-cell">
      <style:table-cell-properties fo:padding="0.097cm" fo:border-left="0.05pt solid #000000" fo:border-right="none" fo:border-top="none" fo:border-bottom="0.05pt solid #000000"/>
    </style:style>
    <style:style style:name="Tabela9.B4" style:family="table-cell">
      <style:table-cell-properties fo:padding="0.097cm" fo:border-left="0.05pt solid #000000" fo:border-right="none" fo:border-top="none" fo:border-bottom="0.05pt solid #000000"/>
    </style:style>
    <style:style style:name="Tabela9.C4" style:family="table-cell">
      <style:table-cell-properties fo:padding="0.097cm" fo:border-left="0.05pt solid #000000" fo:border-right="none" fo:border-top="none" fo:border-bottom="0.05pt solid #000000"/>
    </style:style>
    <style:style style:name="Tabela9.D4" style:family="table-cell">
      <style:table-cell-properties fo:padding="0.097cm" fo:border-left="0.05pt solid #000000" fo:border-right="0.05pt solid #000000" fo:border-top="none" fo:border-bottom="0.05pt solid #000000"/>
    </style:style>
    <style:style style:name="SemanticAnnotation-ref-tbescopo" style:family="table">
      <style:table-properties style:width="15.998cm" table:align="margins" style:writing-mode="lr-tb"/>
    </style:style>
    <style:style style:name="SemanticAnnotation-ref-tbescopo.A" style:family="table-column">
      <style:table-column-properties style:column-width="15.998cm" style:rel-column-width="65535*"/>
    </style:style>
    <style:style style:name="SemanticAnnotation-ref-tbescopo.A1" style:family="table-cell">
      <style:table-cell-properties fo:padding="0.097cm" fo:border="0.05pt solid #000000"/>
    </style:style>
    <style:style style:name="SemanticAnnotation-ref-tbrf" style:family="table">
      <style:table-properties style:width="15.6cm" fo:margin-left="0cm" fo:margin-right="-0.011cm" table:align="margins" style:writing-mode="lr-tb"/>
    </style:style>
    <style:style style:name="SemanticAnnotation-ref-tbrf.A" style:family="table-column">
      <style:table-column-properties style:column-width="2.625cm" style:rel-column-width="11027*"/>
    </style:style>
    <style:style style:name="SemanticAnnotation-ref-tbrf.B" style:family="table-column">
      <style:table-column-properties style:column-width="7.952cm" style:rel-column-width="33404*"/>
    </style:style>
    <style:style style:name="SemanticAnnotation-ref-tbrf.C" style:family="table-column">
      <style:table-column-properties style:column-width="2.173cm" style:rel-column-width="9130*"/>
    </style:style>
    <style:style style:name="SemanticAnnotation-ref-tbrf.D" style:family="table-column">
      <style:table-column-properties style:column-width="2.85cm" style:rel-column-width="11974*"/>
    </style:style>
    <style:style style:name="SemanticAnnotation-ref-tbrf.1" style:family="table-row">
      <style:table-row-properties fo:keep-together="auto"/>
    </style:style>
    <style:style style:name="SemanticAnnotation-ref-tbrf.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SemanticAnnotation-ref-tbrf.D1" style:family="table-cell">
      <style:table-cell-properties style:vertical-align="top" fo:background-color="#c0c0c0" fo:padding="0.097cm" fo:border="0.05pt solid #000000" style:writing-mode="lr-tb">
        <style:background-image/>
      </style:table-cell-properties>
    </style:style>
    <style:style style:name="SemanticAnnotation-ref-tbrf.A2" style:family="table-cell">
      <style:table-cell-properties style:vertical-align="top" fo:padding="0.097cm" fo:border-left="0.05pt solid #000000" fo:border-right="none" fo:border-top="0.05pt solid #000000" fo:border-bottom="0.05pt solid #000000" style:writing-mode="lr-tb"/>
    </style:style>
    <style:style style:name="SemanticAnnotation-ref-tbrf.B2" style:family="table-cell">
      <style:table-cell-properties style:vertical-align="top" fo:padding="0.097cm" fo:border-left="0.05pt solid #000000" fo:border-right="none" fo:border-top="0.05pt solid #000000" fo:border-bottom="0.05pt solid #000000" style:writing-mode="lr-tb"/>
    </style:style>
    <style:style style:name="SemanticAnnotation-ref-tbrf.C2" style:family="table-cell">
      <style:table-cell-properties style:vertical-align="top" fo:padding="0.097cm" fo:border-left="0.05pt solid #000000" fo:border-right="none" fo:border-top="0.05pt solid #000000" fo:border-bottom="0.05pt solid #000000" style:writing-mode="lr-tb"/>
    </style:style>
    <style:style style:name="SemanticAnnotation-ref-tbrf.D2" style:family="table-cell">
      <style:table-cell-properties style:vertical-align="top" fo:padding="0.097cm" fo:border="0.05pt solid #000000" style:writing-mode="lr-tb"/>
    </style:style>
    <style:style style:name="SemanticAnnotation-ref-tbrf.A3" style:family="table-cell">
      <style:table-cell-properties style:vertical-align="top" fo:padding="0.097cm" fo:border-left="0.05pt solid #000000" fo:border-right="none" fo:border-top="none" fo:border-bottom="0.05pt solid #000000" style:writing-mode="lr-tb"/>
    </style:style>
    <style:style style:name="SemanticAnnotation-ref-tbrf.B3" style:family="table-cell">
      <style:table-cell-properties style:vertical-align="top" fo:padding="0.097cm" fo:border-left="0.05pt solid #000000" fo:border-right="none" fo:border-top="none" fo:border-bottom="0.05pt solid #000000" style:writing-mode="lr-tb"/>
    </style:style>
    <style:style style:name="SemanticAnnotation-ref-tbrf.C3" style:family="table-cell">
      <style:table-cell-properties style:vertical-align="top" fo:padding="0.097cm" fo:border-left="0.05pt solid #000000" fo:border-right="none" fo:border-top="none" fo:border-bottom="0.05pt solid #000000" style:writing-mode="lr-tb"/>
    </style:style>
    <style:style style:name="SemanticAnnotation-ref-tbrf.D3" style:family="table-cell">
      <style:table-cell-properties style:vertical-align="top" fo:padding="0.097cm" fo:border-left="0.05pt solid #000000" fo:border-right="0.05pt solid #000000" fo:border-top="none" fo:border-bottom="0.05pt solid #000000" style:writing-mode="lr-tb"/>
    </style:style>
    <style:style style:name="SemanticAnnotation-ref-tbrf.A4" style:family="table-cell">
      <style:table-cell-properties style:vertical-align="top" fo:padding="0.097cm" fo:border-left="0.05pt solid #000000" fo:border-right="none" fo:border-top="none" fo:border-bottom="0.05pt solid #000000" style:writing-mode="lr-tb"/>
    </style:style>
    <style:style style:name="SemanticAnnotation-ref-tbrf.B4" style:family="table-cell">
      <style:table-cell-properties style:vertical-align="top" fo:padding="0.097cm" fo:border-left="0.05pt solid #000000" fo:border-right="none" fo:border-top="none" fo:border-bottom="0.05pt solid #000000" style:writing-mode="lr-tb"/>
    </style:style>
    <style:style style:name="SemanticAnnotation-ref-tbrf.C4" style:family="table-cell">
      <style:table-cell-properties style:vertical-align="top" fo:padding="0.097cm" fo:border-left="0.05pt solid #000000" fo:border-right="none" fo:border-top="none" fo:border-bottom="0.05pt solid #000000" style:writing-mode="lr-tb"/>
    </style:style>
    <style:style style:name="SemanticAnnotation-ref-tbrf.D4" style:family="table-cell">
      <style:table-cell-properties style:vertical-align="top" fo:padding="0.097cm" fo:border-left="0.05pt solid #000000" fo:border-right="0.05pt solid #000000" fo:border-top="none" fo:border-bottom="0.05pt solid #000000" style:writing-mode="lr-tb"/>
    </style:style>
    <style:style style:name="SemanticAnnotation-ref-tbrf.A5" style:family="table-cell">
      <style:table-cell-properties style:vertical-align="top" fo:padding="0.097cm" fo:border-left="0.05pt solid #000000" fo:border-right="none" fo:border-top="none" fo:border-bottom="0.05pt solid #000000" style:writing-mode="lr-tb"/>
    </style:style>
    <style:style style:name="SemanticAnnotation-ref-tbrf.B5" style:family="table-cell">
      <style:table-cell-properties style:vertical-align="top" fo:padding="0.097cm" fo:border-left="0.05pt solid #000000" fo:border-right="none" fo:border-top="none" fo:border-bottom="0.05pt solid #000000" style:writing-mode="lr-tb"/>
    </style:style>
    <style:style style:name="SemanticAnnotation-ref-tbrf.C5" style:family="table-cell">
      <style:table-cell-properties style:vertical-align="top" fo:padding="0.097cm" fo:border-left="0.05pt solid #000000" fo:border-right="none" fo:border-top="none" fo:border-bottom="0.05pt solid #000000" style:writing-mode="lr-tb"/>
    </style:style>
    <style:style style:name="SemanticAnnotation-ref-tbrf.D5" style:family="table-cell">
      <style:table-cell-properties style:vertical-align="top" fo:padding="0.097cm" fo:border-left="0.05pt solid #000000" fo:border-right="0.05pt solid #000000" fo:border-top="none" fo:border-bottom="0.05pt solid #000000" style:writing-mode="lr-tb"/>
    </style:style>
    <style:style style:name="SemanticAnnotation-ref-tbrf.A6" style:family="table-cell">
      <style:table-cell-properties style:vertical-align="top" fo:padding="0.097cm" fo:border-left="0.05pt solid #000000" fo:border-right="none" fo:border-top="none" fo:border-bottom="0.05pt solid #000000" style:writing-mode="lr-tb"/>
    </style:style>
    <style:style style:name="SemanticAnnotation-ref-tbrf.B6" style:family="table-cell">
      <style:table-cell-properties style:vertical-align="top" fo:padding="0.097cm" fo:border-left="0.05pt solid #000000" fo:border-right="none" fo:border-top="none" fo:border-bottom="0.05pt solid #000000" style:writing-mode="lr-tb"/>
    </style:style>
    <style:style style:name="SemanticAnnotation-ref-tbrf.C6" style:family="table-cell">
      <style:table-cell-properties style:vertical-align="top" fo:padding="0.097cm" fo:border-left="0.05pt solid #000000" fo:border-right="none" fo:border-top="none" fo:border-bottom="0.05pt solid #000000" style:writing-mode="lr-tb"/>
    </style:style>
    <style:style style:name="SemanticAnnotation-ref-tbrf.D6" style:family="table-cell">
      <style:table-cell-properties style:vertical-align="top" fo:padding="0.097cm" fo:border-left="0.05pt solid #000000" fo:border-right="0.05pt solid #000000" fo:border-top="none" fo:border-bottom="0.05pt solid #000000" style:writing-mode="lr-tb"/>
    </style:style>
    <style:style style:name="SemanticAnnotation-ref-tbrf.A7" style:family="table-cell">
      <style:table-cell-properties style:vertical-align="top" fo:padding="0.097cm" fo:border-left="0.05pt solid #000000" fo:border-right="none" fo:border-top="none" fo:border-bottom="0.05pt solid #000000" style:writing-mode="lr-tb"/>
    </style:style>
    <style:style style:name="SemanticAnnotation-ref-tbrf.B7" style:family="table-cell">
      <style:table-cell-properties style:vertical-align="top" fo:padding="0.097cm" fo:border-left="0.05pt solid #000000" fo:border-right="none" fo:border-top="none" fo:border-bottom="0.05pt solid #000000" style:writing-mode="lr-tb"/>
    </style:style>
    <style:style style:name="SemanticAnnotation-ref-tbrf.C7" style:family="table-cell">
      <style:table-cell-properties style:vertical-align="top" fo:padding="0.097cm" fo:border-left="0.05pt solid #000000" fo:border-right="none" fo:border-top="none" fo:border-bottom="0.05pt solid #000000" style:writing-mode="lr-tb"/>
    </style:style>
    <style:style style:name="SemanticAnnotation-ref-tbrf.D7" style:family="table-cell">
      <style:table-cell-properties style:vertical-align="top" fo:padding="0.097cm" fo:border-left="0.05pt solid #000000" fo:border-right="0.05pt solid #000000" fo:border-top="none" fo:border-bottom="0.05pt solid #000000" style:writing-mode="lr-tb"/>
    </style:style>
    <style:style style:name="SemanticAnnotation-ref-tbrf.A8" style:family="table-cell">
      <style:table-cell-properties style:vertical-align="top" fo:padding="0.097cm" fo:border-left="0.05pt solid #000000" fo:border-right="none" fo:border-top="none" fo:border-bottom="0.05pt solid #000000" style:writing-mode="lr-tb"/>
    </style:style>
    <style:style style:name="SemanticAnnotation-ref-tbrf.B8" style:family="table-cell">
      <style:table-cell-properties style:vertical-align="top" fo:padding="0.097cm" fo:border-left="0.05pt solid #000000" fo:border-right="none" fo:border-top="none" fo:border-bottom="0.05pt solid #000000" style:writing-mode="lr-tb"/>
    </style:style>
    <style:style style:name="SemanticAnnotation-ref-tbrf.C8" style:family="table-cell">
      <style:table-cell-properties style:vertical-align="top" fo:padding="0.097cm" fo:border-left="0.05pt solid #000000" fo:border-right="none" fo:border-top="none" fo:border-bottom="0.05pt solid #000000" style:writing-mode="lr-tb"/>
    </style:style>
    <style:style style:name="SemanticAnnotation-ref-tbrf.D8" style:family="table-cell">
      <style:table-cell-properties style:vertical-align="top" fo:padding="0.097cm" fo:border-left="0.05pt solid #000000" fo:border-right="0.05pt solid #000000" fo:border-top="none" fo:border-bottom="0.05pt solid #000000" style:writing-mode="lr-tb"/>
    </style:style>
    <style:style style:name="SemanticAnnotation-ref-tbrf.A9" style:family="table-cell">
      <style:table-cell-properties style:vertical-align="top" fo:padding="0.097cm" fo:border-left="0.05pt solid #000000" fo:border-right="none" fo:border-top="none" fo:border-bottom="0.05pt solid #000000" style:writing-mode="lr-tb"/>
    </style:style>
    <style:style style:name="SemanticAnnotation-ref-tbrf.B9" style:family="table-cell">
      <style:table-cell-properties style:vertical-align="top" fo:padding="0.097cm" fo:border-left="0.05pt solid #000000" fo:border-right="none" fo:border-top="none" fo:border-bottom="0.05pt solid #000000" style:writing-mode="lr-tb"/>
    </style:style>
    <style:style style:name="SemanticAnnotation-ref-tbrf.C9" style:family="table-cell">
      <style:table-cell-properties style:vertical-align="top" fo:padding="0.097cm" fo:border-left="0.05pt solid #000000" fo:border-right="none" fo:border-top="none" fo:border-bottom="0.05pt solid #000000" style:writing-mode="lr-tb"/>
    </style:style>
    <style:style style:name="SemanticAnnotation-ref-tbrf.D9" style:family="table-cell">
      <style:table-cell-properties style:vertical-align="top" fo:padding="0.097cm" fo:border-left="0.05pt solid #000000" fo:border-right="0.05pt solid #000000" fo:border-top="none" fo:border-bottom="0.05pt solid #000000" style:writing-mode="lr-tb"/>
    </style:style>
    <style:style style:name="Tabela1" style:family="table">
      <style:table-properties style:width="15.6cm" fo:margin-left="0cm" fo:margin-right="-0.011cm" table:align="margins" style:writing-mode="lr-tb"/>
    </style:style>
    <style:style style:name="Tabela1.A" style:family="table-column">
      <style:table-column-properties style:column-width="2.625cm" style:rel-column-width="11027*"/>
    </style:style>
    <style:style style:name="Tabela1.B" style:family="table-column">
      <style:table-column-properties style:column-width="7.952cm" style:rel-column-width="33404*"/>
    </style:style>
    <style:style style:name="Tabela1.C" style:family="table-column">
      <style:table-column-properties style:column-width="2.173cm" style:rel-column-width="9130*"/>
    </style:style>
    <style:style style:name="Tabela1.D" style:family="table-column">
      <style:table-column-properties style:column-width="2.85cm" style:rel-column-width="11974*"/>
    </style:style>
    <style:style style:name="Tabela1.1" style:family="table-row">
      <style:table-row-properties fo:keep-together="auto"/>
    </style:style>
    <style:style style:name="Tabela1.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Tabela1.D1" style:family="table-cell">
      <style:table-cell-properties style:vertical-align="top" fo:background-color="#c0c0c0" fo:padding="0.097cm" fo:border="0.05pt solid #000000" style:writing-mode="lr-tb">
        <style:background-image/>
      </style:table-cell-properties>
    </style:style>
    <style:style style:name="Tabela1.A2" style:family="table-cell">
      <style:table-cell-properties style:vertical-align="top" fo:padding="0.097cm" fo:border-left="0.05pt solid #000000" fo:border-right="none" fo:border-top="0.05pt solid #000000" fo:border-bottom="0.05pt solid #000000" style:writing-mode="lr-tb"/>
    </style:style>
    <style:style style:name="Tabela1.B2" style:family="table-cell">
      <style:table-cell-properties style:vertical-align="top" fo:padding="0.097cm" fo:border-left="0.05pt solid #000000" fo:border-right="none" fo:border-top="0.05pt solid #000000" fo:border-bottom="0.05pt solid #000000" style:writing-mode="lr-tb"/>
    </style:style>
    <style:style style:name="Tabela1.C2" style:family="table-cell">
      <style:table-cell-properties style:vertical-align="top" fo:padding="0.097cm" fo:border-left="0.05pt solid #000000" fo:border-right="none" fo:border-top="0.05pt solid #000000" fo:border-bottom="0.05pt solid #000000" style:writing-mode="lr-tb"/>
    </style:style>
    <style:style style:name="Tabela1.D2" style:family="table-cell">
      <style:table-cell-properties style:vertical-align="top" fo:padding="0.097cm" fo:border="0.05pt solid #000000" style:writing-mode="lr-tb"/>
    </style:style>
    <style:style style:name="Tabela1.A3" style:family="table-cell">
      <style:table-cell-properties style:vertical-align="top" fo:padding="0.097cm" fo:border-left="0.05pt solid #000000" fo:border-right="none" fo:border-top="none" fo:border-bottom="0.05pt solid #000000" style:writing-mode="lr-tb"/>
    </style:style>
    <style:style style:name="Tabela1.B3" style:family="table-cell">
      <style:table-cell-properties style:vertical-align="top" fo:padding="0.097cm" fo:border-left="0.05pt solid #000000" fo:border-right="none" fo:border-top="none" fo:border-bottom="0.05pt solid #000000" style:writing-mode="lr-tb"/>
    </style:style>
    <style:style style:name="Tabela1.C3" style:family="table-cell">
      <style:table-cell-properties style:vertical-align="top" fo:padding="0.097cm" fo:border-left="0.05pt solid #000000" fo:border-right="none" fo:border-top="none" fo:border-bottom="0.05pt solid #000000" style:writing-mode="lr-tb"/>
    </style:style>
    <style:style style:name="Tabela1.D3" style:family="table-cell">
      <style:table-cell-properties style:vertical-align="top" fo:padding="0.097cm" fo:border-left="0.05pt solid #000000" fo:border-right="0.05pt solid #000000" fo:border-top="none" fo:border-bottom="0.05pt solid #000000" style:writing-mode="lr-tb"/>
    </style:style>
    <style:style style:name="Tabela1.A4" style:family="table-cell">
      <style:table-cell-properties style:vertical-align="top" fo:padding="0.097cm" fo:border-left="0.05pt solid #000000" fo:border-right="none" fo:border-top="none" fo:border-bottom="0.05pt solid #000000" style:writing-mode="lr-tb"/>
    </style:style>
    <style:style style:name="Tabela1.B4" style:family="table-cell">
      <style:table-cell-properties style:vertical-align="top" fo:padding="0.097cm" fo:border-left="0.05pt solid #000000" fo:border-right="none" fo:border-top="none" fo:border-bottom="0.05pt solid #000000" style:writing-mode="lr-tb"/>
    </style:style>
    <style:style style:name="Tabela1.C4" style:family="table-cell">
      <style:table-cell-properties style:vertical-align="top" fo:padding="0.097cm" fo:border-left="0.05pt solid #000000" fo:border-right="none" fo:border-top="none" fo:border-bottom="0.05pt solid #000000" style:writing-mode="lr-tb"/>
    </style:style>
    <style:style style:name="Tabela1.D4" style:family="table-cell">
      <style:table-cell-properties style:vertical-align="top" fo:padding="0.097cm" fo:border-left="0.05pt solid #000000" fo:border-right="0.05pt solid #000000" fo:border-top="none" fo:border-bottom="0.05pt solid #000000" style:writing-mode="lr-tb"/>
    </style:style>
    <style:style style:name="Tabela1.A5" style:family="table-cell">
      <style:table-cell-properties style:vertical-align="top" fo:padding="0.097cm" fo:border-left="0.05pt solid #000000" fo:border-right="none" fo:border-top="none" fo:border-bottom="0.05pt solid #000000" style:writing-mode="lr-tb"/>
    </style:style>
    <style:style style:name="Tabela1.B5" style:family="table-cell">
      <style:table-cell-properties style:vertical-align="top" fo:padding="0.097cm" fo:border-left="0.05pt solid #000000" fo:border-right="none" fo:border-top="none" fo:border-bottom="0.05pt solid #000000" style:writing-mode="lr-tb"/>
    </style:style>
    <style:style style:name="Tabela1.C5" style:family="table-cell">
      <style:table-cell-properties style:vertical-align="top" fo:padding="0.097cm" fo:border-left="0.05pt solid #000000" fo:border-right="none" fo:border-top="none" fo:border-bottom="0.05pt solid #000000" style:writing-mode="lr-tb"/>
    </style:style>
    <style:style style:name="Tabela1.D5" style:family="table-cell">
      <style:table-cell-properties style:vertical-align="top" fo:padding="0.097cm" fo:border-left="0.05pt solid #000000" fo:border-right="0.05pt solid #000000" fo:border-top="none" fo:border-bottom="0.05pt solid #000000" style:writing-mode="lr-tb"/>
    </style:style>
    <style:style style:name="Tabela1.A6" style:family="table-cell">
      <style:table-cell-properties style:vertical-align="top" fo:padding="0.097cm" fo:border-left="0.05pt solid #000000" fo:border-right="none" fo:border-top="none" fo:border-bottom="0.05pt solid #000000" style:writing-mode="lr-tb"/>
    </style:style>
    <style:style style:name="Tabela1.B6" style:family="table-cell">
      <style:table-cell-properties style:vertical-align="top" fo:padding="0.097cm" fo:border-left="0.05pt solid #000000" fo:border-right="none" fo:border-top="none" fo:border-bottom="0.05pt solid #000000" style:writing-mode="lr-tb"/>
    </style:style>
    <style:style style:name="Tabela1.C6" style:family="table-cell">
      <style:table-cell-properties style:vertical-align="top" fo:padding="0.097cm" fo:border-left="0.05pt solid #000000" fo:border-right="none" fo:border-top="none" fo:border-bottom="0.05pt solid #000000" style:writing-mode="lr-tb"/>
    </style:style>
    <style:style style:name="Tabela1.D6" style:family="table-cell">
      <style:table-cell-properties style:vertical-align="top" fo:padding="0.097cm" fo:border-left="0.05pt solid #000000" fo:border-right="0.05pt solid #000000" fo:border-top="none" fo:border-bottom="0.05pt solid #000000" style:writing-mode="lr-tb"/>
    </style:style>
    <style:style style:name="Tabela1.A7" style:family="table-cell">
      <style:table-cell-properties style:vertical-align="top" fo:padding="0.097cm" fo:border-left="0.05pt solid #000000" fo:border-right="none" fo:border-top="none" fo:border-bottom="0.05pt solid #000000" style:writing-mode="lr-tb"/>
    </style:style>
    <style:style style:name="Tabela1.B7" style:family="table-cell">
      <style:table-cell-properties style:vertical-align="top" fo:padding="0.097cm" fo:border-left="0.05pt solid #000000" fo:border-right="none" fo:border-top="none" fo:border-bottom="0.05pt solid #000000" style:writing-mode="lr-tb"/>
    </style:style>
    <style:style style:name="Tabela1.C7" style:family="table-cell">
      <style:table-cell-properties style:vertical-align="top" fo:padding="0.097cm" fo:border-left="0.05pt solid #000000" fo:border-right="none" fo:border-top="none" fo:border-bottom="0.05pt solid #000000" style:writing-mode="lr-tb"/>
    </style:style>
    <style:style style:name="Tabela1.D7" style:family="table-cell">
      <style:table-cell-properties style:vertical-align="top" fo:padding="0.097cm" fo:border-left="0.05pt solid #000000" fo:border-right="0.05pt solid #000000" fo:border-top="none" fo:border-bottom="0.05pt solid #000000" style:writing-mode="lr-tb"/>
    </style:style>
    <style:style style:name="Tabela1.A8" style:family="table-cell">
      <style:table-cell-properties style:vertical-align="top" fo:padding="0.097cm" fo:border-left="0.05pt solid #000000" fo:border-right="none" fo:border-top="none" fo:border-bottom="0.05pt solid #000000" style:writing-mode="lr-tb"/>
    </style:style>
    <style:style style:name="Tabela1.B8" style:family="table-cell">
      <style:table-cell-properties style:vertical-align="top" fo:padding="0.097cm" fo:border-left="0.05pt solid #000000" fo:border-right="none" fo:border-top="none" fo:border-bottom="0.05pt solid #000000" style:writing-mode="lr-tb"/>
    </style:style>
    <style:style style:name="Tabela1.C8" style:family="table-cell">
      <style:table-cell-properties style:vertical-align="top" fo:padding="0.097cm" fo:border-left="0.05pt solid #000000" fo:border-right="none" fo:border-top="none" fo:border-bottom="0.05pt solid #000000" style:writing-mode="lr-tb"/>
    </style:style>
    <style:style style:name="Tabela1.D8" style:family="table-cell">
      <style:table-cell-properties style:vertical-align="top" fo:padding="0.097cm" fo:border-left="0.05pt solid #000000" fo:border-right="0.05pt solid #000000" fo:border-top="none" fo:border-bottom="0.05pt solid #000000" style:writing-mode="lr-tb"/>
    </style:style>
    <style:style style:name="SemanticAnnotation-ref-tbrnf" style:family="table">
      <style:table-properties style:width="15.6cm" fo:margin-left="0cm" fo:margin-right="-0.011cm" table:align="margins" style:writing-mode="lr-tb"/>
    </style:style>
    <style:style style:name="SemanticAnnotation-ref-tbrnf.A" style:family="table-column">
      <style:table-column-properties style:column-width="2.598cm" style:rel-column-width="10915*"/>
    </style:style>
    <style:style style:name="SemanticAnnotation-ref-tbrnf.B" style:family="table-column">
      <style:table-column-properties style:column-width="5.898cm" style:rel-column-width="24778*"/>
    </style:style>
    <style:style style:name="SemanticAnnotation-ref-tbrnf.C" style:family="table-column">
      <style:table-column-properties style:column-width="2.919cm" style:rel-column-width="12266*"/>
    </style:style>
    <style:style style:name="SemanticAnnotation-ref-tbrnf.D" style:family="table-column">
      <style:table-column-properties style:column-width="1.991cm" style:rel-column-width="8366*"/>
    </style:style>
    <style:style style:name="SemanticAnnotation-ref-tbrnf.E" style:family="table-column">
      <style:table-column-properties style:column-width="2.193cm" style:rel-column-width="9210*"/>
    </style:style>
    <style:style style:name="SemanticAnnotation-ref-tbrnf.1" style:family="table-row">
      <style:table-row-properties fo:keep-together="auto"/>
    </style:style>
    <style:style style:name="SemanticAnnotation-ref-tbrnf.A1" style:family="table-cell">
      <style:table-cell-properties style:vertical-align="top" fo:background-color="#c0c0c0" fo:padding="0.097cm" fo:border-left="0.05pt solid #000000" fo:border-right="none" fo:border-top="0.05pt solid #000000" fo:border-bottom="0.05pt solid #000000" style:writing-mode="lr-tb">
        <style:background-image/>
      </style:table-cell-properties>
    </style:style>
    <style:style style:name="SemanticAnnotation-ref-tbrnf.A2" style:family="table-cell">
      <style:table-cell-properties style:vertical-align="top" fo:padding="0.097cm" fo:border-left="0.05pt solid #000000" fo:border-right="none" fo:border-top="0.05pt solid #000000" fo:border-bottom="0.05pt solid #000000" style:writing-mode="lr-tb"/>
    </style:style>
    <style:style style:name="SemanticAnnotation-ref-tbrnf.B2" style:family="table-cell">
      <style:table-cell-properties style:vertical-align="top" fo:padding="0.097cm" fo:border-left="0.05pt solid #000000" fo:border-right="none" fo:border-top="0.05pt solid #000000" fo:border-bottom="0.05pt solid #000000" style:writing-mode="lr-tb"/>
    </style:style>
    <style:style style:name="SemanticAnnotation-ref-tbrnf.C2" style:family="table-cell">
      <style:table-cell-properties style:vertical-align="top" fo:padding="0.097cm" fo:border-left="0.05pt solid #000000" fo:border-right="none" fo:border-top="0.05pt solid #000000" fo:border-bottom="0.05pt solid #000000" style:writing-mode="lr-tb"/>
    </style:style>
    <style:style style:name="SemanticAnnotation-ref-tbrnf.D2" style:family="table-cell">
      <style:table-cell-properties style:vertical-align="top" fo:padding="0.097cm" fo:border-left="0.05pt solid #000000" fo:border-right="none" fo:border-top="0.05pt solid #000000" fo:border-bottom="0.05pt solid #000000" style:writing-mode="lr-tb"/>
    </style:style>
    <style:style style:name="SemanticAnnotation-ref-tbrnf.E2" style:family="table-cell">
      <style:table-cell-properties style:vertical-align="top" fo:padding="0.097cm" fo:border-left="0.05pt solid #000000" fo:border-right="none" fo:border-top="0.05pt solid #000000" fo:border-bottom="0.05pt solid #000000" style:writing-mode="lr-tb"/>
    </style:style>
    <style:style style:name="SemanticAnnotation-ref-tbrnf.A3" style:family="table-cell">
      <style:table-cell-properties style:vertical-align="top" fo:padding="0.097cm" fo:border-left="0.05pt solid #000000" fo:border-right="none" fo:border-top="none" fo:border-bottom="0.05pt solid #000000" style:writing-mode="lr-tb"/>
    </style:style>
    <style:style style:name="SemanticAnnotation-ref-tbrnf.B3" style:family="table-cell">
      <style:table-cell-properties style:vertical-align="top" fo:padding="0.097cm" fo:border-left="0.05pt solid #000000" fo:border-right="none" fo:border-top="none" fo:border-bottom="0.05pt solid #000000" style:writing-mode="lr-tb"/>
    </style:style>
    <style:style style:name="SemanticAnnotation-ref-tbrnf.C3" style:family="table-cell">
      <style:table-cell-properties style:vertical-align="top" fo:padding="0.097cm" fo:border-left="0.05pt solid #000000" fo:border-right="none" fo:border-top="none" fo:border-bottom="0.05pt solid #000000" style:writing-mode="lr-tb"/>
    </style:style>
    <style:style style:name="SemanticAnnotation-ref-tbrnf.D3" style:family="table-cell">
      <style:table-cell-properties style:vertical-align="top" fo:padding="0.097cm" fo:border-left="0.05pt solid #000000" fo:border-right="none" fo:border-top="none" fo:border-bottom="0.05pt solid #000000" style:writing-mode="lr-tb"/>
    </style:style>
    <style:style style:name="SemanticAnnotation-ref-tbrnf.E3" style:family="table-cell">
      <style:table-cell-properties style:vertical-align="top" fo:padding="0.097cm" fo:border-left="0.05pt solid #000000" fo:border-right="none" fo:border-top="none" fo:border-bottom="0.05pt solid #000000" style:writing-mode="lr-tb"/>
    </style:style>
    <style:style style:name="SemanticAnnotation-ref-tbrnf.A4" style:family="table-cell">
      <style:table-cell-properties style:vertical-align="top" fo:padding="0.097cm" fo:border-left="0.05pt solid #000000" fo:border-right="none" fo:border-top="none" fo:border-bottom="0.05pt solid #000000" style:writing-mode="lr-tb"/>
    </style:style>
    <style:style style:name="SemanticAnnotation-ref-tbrnf.B4" style:family="table-cell">
      <style:table-cell-properties style:vertical-align="top" fo:padding="0.097cm" fo:border-left="0.05pt solid #000000" fo:border-right="none" fo:border-top="none" fo:border-bottom="0.05pt solid #000000" style:writing-mode="lr-tb"/>
    </style:style>
    <style:style style:name="SemanticAnnotation-ref-tbrnf.C4" style:family="table-cell">
      <style:table-cell-properties style:vertical-align="top" fo:padding="0.097cm" fo:border-left="0.05pt solid #000000" fo:border-right="none" fo:border-top="none" fo:border-bottom="0.05pt solid #000000" style:writing-mode="lr-tb"/>
    </style:style>
    <style:style style:name="SemanticAnnotation-ref-tbrnf.D4" style:family="table-cell">
      <style:table-cell-properties style:vertical-align="top" fo:padding="0.097cm" fo:border-left="0.05pt solid #000000" fo:border-right="none" fo:border-top="none" fo:border-bottom="0.05pt solid #000000" style:writing-mode="lr-tb"/>
    </style:style>
    <style:style style:name="SemanticAnnotation-ref-tbrnf.E4" style:family="table-cell">
      <style:table-cell-properties style:vertical-align="top" fo:padding="0.097cm" fo:border-left="0.05pt solid #000000" fo:border-right="none" fo:border-top="none" fo:border-bottom="0.05pt solid #000000" style:writing-mode="lr-tb"/>
    </style:style>
    <style:style style:name="SemanticAnnotation-ref-tbrnf.A5" style:family="table-cell">
      <style:table-cell-properties style:vertical-align="top" fo:padding="0.097cm" fo:border-left="0.05pt solid #000000" fo:border-right="none" fo:border-top="none" fo:border-bottom="0.05pt solid #000000" style:writing-mode="lr-tb"/>
    </style:style>
    <style:style style:name="SemanticAnnotation-ref-tbrnf.B5" style:family="table-cell">
      <style:table-cell-properties style:vertical-align="top" fo:padding="0.097cm" fo:border-left="0.05pt solid #000000" fo:border-right="none" fo:border-top="none" fo:border-bottom="0.05pt solid #000000" style:writing-mode="lr-tb"/>
    </style:style>
    <style:style style:name="SemanticAnnotation-ref-tbrnf.C5" style:family="table-cell">
      <style:table-cell-properties style:vertical-align="top" fo:padding="0.097cm" fo:border-left="0.05pt solid #000000" fo:border-right="none" fo:border-top="none" fo:border-bottom="0.05pt solid #000000" style:writing-mode="lr-tb"/>
    </style:style>
    <style:style style:name="SemanticAnnotation-ref-tbrnf.D5" style:family="table-cell">
      <style:table-cell-properties style:vertical-align="top" fo:padding="0.097cm" fo:border-left="0.05pt solid #000000" fo:border-right="none" fo:border-top="none" fo:border-bottom="0.05pt solid #000000" style:writing-mode="lr-tb"/>
    </style:style>
    <style:style style:name="SemanticAnnotation-ref-tbrnf.E5" style:family="table-cell">
      <style:table-cell-properties style:vertical-align="top" fo:padding="0.097cm" fo:border-left="0.05pt solid #000000" fo:border-right="none" fo:border-top="none" fo:border-bottom="0.05pt solid #000000" style:writing-mode="lr-tb"/>
    </style:style>
    <style:style style:name="P1" style:family="paragraph" style:parent-style-name="Header">
      <style:text-properties style:font-name="Verdana" fo:font-size="10pt" style:font-size-asian="10pt" style:font-size-complex="10pt"/>
    </style:style>
    <style:style style:name="P2" style:family="paragraph" style:parent-style-name="Header">
      <style:paragraph-properties fo:text-align="end" style:justify-single-word="false"/>
      <style:text-properties style:font-name="Verdana" fo:font-size="10pt" style:font-size-asian="10pt" style:font-size-complex="10pt"/>
    </style:style>
    <style:style style:name="P3" style:family="paragraph" style:parent-style-name="Standard">
      <style:text-properties fo:font-weight="bold" style:font-weight-asian="bold"/>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7" style:family="paragraph" style:parent-style-name="Standard">
      <style:paragraph-properties fo:margin-left="0cm" fo:margin-right="0cm" fo:text-align="justify" style:justify-single-word="false" fo:text-indent="1.249cm" style:auto-text-indent="false"/>
      <style:text-properties style:font-name="Times New Roman1" fo:font-size="12pt"/>
    </style:style>
    <style:style style:name="P8" style:family="paragraph" style:parent-style-name="Standard">
      <style:paragraph-properties fo:margin-left="0cm" fo:margin-right="0cm" fo:text-align="start" style:justify-single-word="false" fo:text-indent="1.249cm" style:auto-text-indent="false"/>
      <style:text-properties officeooo:rsid="0019e3c9" officeooo:paragraph-rsid="0019e3c9"/>
    </style:style>
    <style:style style:name="P9" style:family="paragraph" style:parent-style-name="Standard">
      <style:paragraph-properties fo:margin-left="0cm" fo:margin-right="0cm" fo:text-align="justify" style:justify-single-word="false" fo:text-indent="1.249cm" style:auto-text-indent="false"/>
      <style:text-properties officeooo:rsid="001c0736" officeooo:paragraph-rsid="001d11a3"/>
    </style:style>
    <style:style style:name="P10" style:family="paragraph" style:parent-style-name="Standard">
      <style:paragraph-properties fo:margin-left="0cm" fo:margin-right="0cm" fo:text-align="justify" style:justify-single-word="false" fo:text-indent="1.249cm" style:auto-text-indent="false"/>
      <style:text-properties officeooo:rsid="001d11a3" officeooo:paragraph-rsid="001d11a3"/>
    </style:style>
    <style:style style:name="P11" style:family="paragraph" style:parent-style-name="EstiloRAF">
      <style:paragraph-properties fo:margin-top="0.212cm" fo:margin-bottom="0cm" loext:contextual-spacing="false"/>
      <style:text-properties fo:font-size="14pt" fo:font-weight="bold" style:font-size-asian="14pt" style:font-weight-asian="bold" style:font-size-complex="14pt"/>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officeooo:rsid="001896d0" officeooo:paragraph-rsid="001896d0"/>
    </style:style>
    <style:style style:name="P14" style:family="paragraph" style:parent-style-name="Table_20_Contents">
      <style:paragraph-properties fo:text-align="center" style:justify-single-word="false"/>
      <style:text-properties officeooo:rsid="001896d0" officeooo:paragraph-rsid="001c0736"/>
    </style:style>
    <style:style style:name="P15" style:family="paragraph" style:parent-style-name="Table_20_Contents">
      <style:paragraph-properties fo:text-align="start" style:justify-single-word="false"/>
      <style:text-properties officeooo:rsid="001896d0" officeooo:paragraph-rsid="001896d0"/>
    </style:style>
    <style:style style:name="P16" style:family="paragraph" style:parent-style-name="Table_20_Contents">
      <style:paragraph-properties fo:text-align="start" style:justify-single-word="false"/>
      <style:text-properties officeooo:rsid="001896d0" officeooo:paragraph-rsid="001c0736"/>
    </style:style>
    <style:style style:name="P17" style:family="paragraph" style:parent-style-name="Table_20_Contents">
      <style:paragraph-properties fo:text-align="center" style:justify-single-word="false"/>
      <style:text-properties officeooo:rsid="001c0736" officeooo:paragraph-rsid="001c0736"/>
    </style:style>
    <style:style style:name="P18" style:family="paragraph" style:parent-style-name="Table_20_Contents_20__28_user_29_">
      <style:paragraph-properties style:snap-to-layout-grid="false"/>
      <style:text-properties fo:font-size="12pt" fo:font-weight="bold" style:font-size-asian="12pt" style:font-weight-asian="bold" style:font-size-complex="12pt"/>
    </style:style>
    <style:style style:name="P19" style:family="paragraph" style:parent-style-name="Table_20_Contents_20__28_user_29_">
      <style:paragraph-properties fo:text-align="center" style:justify-single-word="false" style:snap-to-layout-grid="false"/>
      <style:text-properties fo:font-size="12pt" officeooo:rsid="001896d0" officeooo:paragraph-rsid="001896d0" style:font-size-asian="12pt" style:font-size-complex="12pt"/>
    </style:style>
    <style:style style:name="P20" style:family="paragraph" style:parent-style-name="Table_20_Contents_20__28_user_29_">
      <style:paragraph-properties fo:text-align="center" style:justify-single-word="false" style:snap-to-layout-grid="false"/>
      <style:text-properties fo:font-size="12pt" officeooo:rsid="001915ce" officeooo:paragraph-rsid="001915ce" style:font-size-asian="12pt" style:font-size-complex="12pt"/>
    </style:style>
    <style:style style:name="P21"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style:font-size-asian="12pt" style:font-size-complex="12pt"/>
    </style:style>
    <style:style style:name="P22"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896d0" officeooo:paragraph-rsid="001896d0" style:font-size-asian="12pt" style:font-size-complex="12pt"/>
    </style:style>
    <style:style style:name="P23"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915ce" style:font-size-asian="12pt" style:font-size-complex="12pt"/>
    </style:style>
    <style:style style:name="P24"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915ce" officeooo:paragraph-rsid="001915ce" style:font-size-asian="12pt" style:font-size-complex="12pt"/>
    </style:style>
    <style:style style:name="P25" style:family="paragraph" style:parent-style-name="Standard">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1dee2a" officeooo:paragraph-rsid="001dee2a" style:font-size-asian="12pt" style:font-size-complex="12pt"/>
    </style:style>
    <style:style style:name="P26"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fo:font-weight="bold" style:font-size-asian="12pt" style:font-weight-asian="bold" style:font-size-complex="12pt"/>
    </style:style>
    <style:style style:name="P27"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2pt" style:font-size-complex="12pt"/>
    </style:style>
    <style:style style:name="P29" style:family="paragraph" style:parent-style-name="Text_20_body">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efc53" officeooo:paragraph-rsid="001efc53" style:text-blinking="false" fo:background-color="transparent" style:font-size-asian="12pt" style:font-size-complex="12pt"/>
    </style:style>
    <style:style style:name="P30" style:family="paragraph" style:parent-style-name="Standard" style:master-page-name="First_20_Page">
      <style:paragraph-properties fo:text-align="center" style:justify-single-word="false" style:page-number="auto"/>
      <style:text-properties fo:font-size="16pt" fo:font-weight="bold" style:font-size-asian="16pt" style:font-weight-asian="bold" style:font-size-complex="16pt"/>
    </style:style>
    <style:style style:name="P31" style:family="paragraph" style:parent-style-name="Standard">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1efc53" officeooo:paragraph-rsid="001efc53" style:font-size-asian="12pt" style:font-size-complex="12pt"/>
    </style:style>
    <style:style style:name="P32"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efc53" officeooo:paragraph-rsid="001efc53" style:font-size-asian="12pt" style:font-size-complex="12pt"/>
    </style:style>
    <style:style style:name="P33"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officeooo:rsid="001915ce" officeooo:paragraph-rsid="001915ce" style:font-size-asian="12pt" style:font-size-complex="12pt"/>
    </style:style>
    <style:style style:name="P34" style:family="paragraph" style:parent-style-name="Standard">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27f839" officeooo:paragraph-rsid="0027f839" style:font-size-asian="12pt" style:font-size-complex="12pt"/>
    </style:style>
    <style:style style:name="P35"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size="12pt" fo:font-weight="normal" officeooo:rsid="001915ce" officeooo:paragraph-rsid="001915ce" style:font-size-asian="12pt" style:font-weight-asian="normal" style:font-size-complex="12pt" style:font-weight-complex="normal"/>
    </style:style>
    <style:style style:name="P36"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efc53" officeooo:paragraph-rsid="001efc53" style:text-blinking="false" fo:background-color="transparent" style:font-size-asian="12pt" style:font-size-complex="12pt"/>
    </style:style>
    <style:style style:name="P37" style:family="paragraph" style:parent-style-name="Standard">
      <style:paragraph-properties fo:margin-left="0.014cm" fo:margin-right="0.014cm" fo:text-align="justify" style:justify-single-word="false" fo:text-indent="0cm" style:auto-text-indent="false" style:snap-to-layout-grid="false">
        <style:tab-stops>
          <style:tab-stop style:position="1.187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26d836" officeooo:paragraph-rsid="0026d836" style:text-blinking="false" fo:background-color="transparent" style:font-size-asian="12pt" style:font-size-complex="12pt"/>
    </style:style>
    <style:style style:name="P38" style:family="paragraph" style:parent-style-name="Standard">
      <style:paragraph-properties fo:margin-left="0cm" fo:margin-right="0cm" fo:text-align="justify" style:justify-single-word="false" fo:text-indent="1.249cm" style:auto-text-indent="false"/>
      <style:text-properties officeooo:rsid="001c0736" officeooo:paragraph-rsid="001c0736"/>
    </style:style>
    <style:style style:name="P39" style:family="paragraph" style:parent-style-name="Standard">
      <style:paragraph-properties fo:margin-left="0cm" fo:margin-right="0cm" fo:text-align="justify" style:justify-single-word="false" fo:text-indent="1.249cm" style:auto-text-indent="false"/>
      <style:text-properties officeooo:paragraph-rsid="0027f839"/>
    </style:style>
    <style:style style:name="P40" style:family="paragraph" style:parent-style-name="Standard">
      <style:paragraph-properties fo:margin-left="0cm" fo:margin-right="0cm" fo:text-align="justify" style:justify-single-word="false" fo:text-indent="1.249cm" style:auto-text-indent="false"/>
      <style:text-properties officeooo:rsid="00212bc8" officeooo:paragraph-rsid="00212bc8"/>
    </style:style>
    <style:style style:name="P41" style:family="paragraph" style:parent-style-name="Standard">
      <style:paragraph-properties fo:margin-left="0cm" fo:margin-right="0cm" fo:text-align="justify" style:justify-single-word="false" fo:text-indent="1.249cm" style:auto-text-indent="false"/>
      <style:text-properties officeooo:rsid="0023bf37" officeooo:paragraph-rsid="0023bf37"/>
    </style:style>
    <style:style style:name="P42" style:family="paragraph" style:parent-style-name="Table_20_Contents_20__28_user_29_">
      <style:paragraph-properties fo:text-align="center" style:justify-single-word="false" style:snap-to-layout-grid="false"/>
      <style:text-properties fo:font-size="12pt" officeooo:rsid="001915ce" officeooo:paragraph-rsid="001efc53" style:font-size-asian="12pt" style:font-size-complex="12pt"/>
    </style:style>
    <style:style style:name="P43" style:family="paragraph" style:parent-style-name="Table_20_Contents_20__28_user_29_">
      <style:paragraph-properties fo:margin-left="0.014cm" fo:margin-right="0.014cm" fo:text-align="center" style:justify-single-word="false" fo:text-indent="0cm" style:auto-text-indent="false" style:snap-to-layout-grid="false">
        <style:tab-stops>
          <style:tab-stop style:position="1.187cm"/>
        </style:tab-stops>
      </style:paragraph-properties>
      <style:text-properties fo:font-size="12pt" officeooo:rsid="001efc53" officeooo:paragraph-rsid="001efc53" style:font-size-asian="12pt" style:font-size-complex="12pt"/>
    </style:style>
    <style:style style:name="P44" style:family="paragraph" style:parent-style-name="Table_20_Contents">
      <style:paragraph-properties fo:text-align="center" style:justify-single-word="false"/>
      <style:text-properties officeooo:rsid="001896d0" officeooo:paragraph-rsid="001efc53"/>
    </style:style>
    <style:style style:name="P45" style:family="paragraph" style:parent-style-name="Table_20_Contents">
      <style:paragraph-properties fo:text-align="center" style:justify-single-word="false"/>
      <style:text-properties officeooo:rsid="001efc53" officeooo:paragraph-rsid="001efc53"/>
    </style:style>
    <style:style style:name="P46" style:family="paragraph" style:parent-style-name="Table_20_Contents">
      <style:paragraph-properties fo:text-align="start" style:justify-single-word="false"/>
      <style:text-properties officeooo:rsid="001efc53" officeooo:paragraph-rsid="001efc53"/>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1896d0"/>
    </style:style>
    <style:style style:name="T4" style:family="text">
      <style:text-properties fo:language="en" fo:country="US"/>
    </style:style>
    <style:style style:name="T5"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6" style:family="text">
      <style:text-properties officeooo:rsid="001915ce"/>
    </style:style>
    <style:style style:name="T7" style:family="text">
      <style:text-properties officeooo:rsid="0019e3c9"/>
    </style:style>
    <style:style style:name="T8" style:family="text">
      <style:text-properties officeooo:rsid="001c0736"/>
    </style:style>
    <style:style style:name="T9" style:family="text">
      <style:text-properties officeooo:rsid="001d11a3"/>
    </style:style>
    <style:style style:name="T10" style:family="text">
      <style:text-properties officeooo:rsid="001efc53"/>
    </style:style>
    <style:style style:name="T11" style:family="text">
      <style:text-properties officeooo:rsid="001f406c"/>
    </style:style>
    <style:style style:name="T12" style:family="text">
      <style:text-properties officeooo:rsid="001fe3be"/>
    </style:style>
    <style:style style:name="T13" style:family="text">
      <style:text-properties officeooo:rsid="00212bc8"/>
    </style:style>
    <style:style style:name="T14" style:family="text">
      <style:text-properties officeooo:rsid="0023bf37"/>
    </style:style>
    <style:style style:name="T15" style:family="text">
      <style:text-properties officeooo:rsid="0026d836"/>
    </style:style>
    <style:style style:name="T16" style:family="text">
      <style:text-properties officeooo:rsid="0027f839"/>
    </style:style>
    <style:style style:name="T17" style:family="text">
      <style:text-properties fo:font-size="12pt" fo:font-weight="bold" style:font-size-asian="12pt" style:font-weight-asian="bold"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completeText]];instance({content},http://localhost/ontologies/SE/onto.owl#Projeto,$projeto);" text:name="hf001"/>
        <text:user-field-decl office:value-type="string" office:string-value="[[break with ',' into 'var']];instance({slice},http://localhost/ontologies/SE/onto.owl#Pessoa,$pessoa);property($pessoa,http://localhost/ontologies/SE/onto.owl#estaEnvolvidoEm,$projeto);" text:name="hf002"/>
        <text:user-field-decl office:value-type="string" office:string-value="[[ignorerow 0]];[[at 0]];instance({content},http://localhost/ontologies/SE/onto.owl#RequisitoFuncional,#req);property(#req,http://localhost/ontologies/SE/onto.owl#artefatoProduzidoEm,$projeto);[[at 1]];property(#req,http://localhost/ontologies/SE/onto.owl#descricao,{content});[[at 2]];property(#req,http://localhost/ontologies/SE/onto.owl#categoria,{content});[[at 3];property(#req,http://localhost/ontologies/SE/onto.owl#valorEscopo,{content});[[at 4]];property(#req,http://localhost/ontologies/SE/onto.owl#prioridade,{content});[[at 4 break with ',']];instance({slice},http://localhost/ontologies/SE/onto.owl#Requisito,#reqlinha);property(#req,http://localhost/ontologies/SE/onto.owl#relacionadoCom,#reqlinha);" text:name="tbrf"/>
        <text:user-field-decl office:value-type="string" office:string-value="[[ignorerow 0]];[[at 0]];instance({content},http://localhost/ontologies/SE/onto.owl#RegraNegocio,#regra;[[at 1]];property(#req,http://localhost/ontologies/SE/onto.owl#descricao,{content});[[at 4]];property(#req,http://localhost/ontologies/SE/onto.owl#prioridade,{content});[[at 4 break with ',']];instance({slice},http://localhost/ontologies/SE/onto.owl#Requisito,#reqlinha);property(#regra,http://localhost/ontologies/SE/onto.owl#relacionadoCom,#reqlinha);" text:name="tbrn"/>
        <text:user-field-decl office:value-type="string" office:string-value="[[ignorerow 0]];[[at 0]];instance({content},http://localhost/ontologies/SE/onto.owl#RequisitoNaoFuncional,#req);property(#req,http://localhost/ontologies/SE/onto.owl#artefatoProduzidoEm,$projeto);[[at 1]];property(#req,http://localhost/ontologies/SE/onto.owl#descricao,{content});[[at 2]];property(#req,http://localhost/ontologies/SE/onto.owl#categoria,{content});[[at 3];property(#req,http://localhost/ontologies/SE/onto.owl#valorEscopo,{content});[[at 4]];property(#req,http://localhost/ontologies/SE/onto.owl#prioridade,{content});[[at 4 break with ',']];instance({slice},http://localhost/ontologies/SE/onto.owl#Requisito,#reqlinha);property(#req,http://localhost/ontologies/SE/onto.owl#relacionadoCom,#reqlinha);" text:name="tbrnf"/>
        <text:user-field-decl office:value-type="string" office:string-value="[[at 0]];instance(escopo_$projeto,http://localhost/ontologies/SE/onto.owl#Escopo,$escopo);property($escopo,http://localhost/ontologies/SE/onto.owl#descricao,{content});property($escopo,http://localhost/ontologies/SE/onto.owl#escopoDoProjeto,$projeto);" text:name="tbEscopo"/>
        <text:user-field-decl office:value-type="string" office:string-value="true" text:name="SemanticDocument"/>
      </text:user-field-decls>
      <text:p text:style-name="P30">Documento de Requisitos</text:p>
      <text:p text:style-name="Standard"/>
      <text:p text:style-name="P3"/>
      <text:p text:style-name="Standard"><text:span text:style-name="T1">Projeto</text:span>: <text:span text:style-name="SemanticAnnotation-ref-hf001"><text:span text:style-name="T3">Sistema de Monitorias.</text:span></text:span></text:p>
      <text:p text:style-name="Standard"/>
      <text:p text:style-name="Standard"><text:span text:style-name="T2">Registro de Alterações</text:span>:</text:p>
      <text:p text:style-name="Standard"/>
      <table:table table:name="Tabela9" table:style-name="Tabela9">
        <table:table-column table:style-name="Tabela9.A"/>
        <table:table-column table:style-name="Tabela9.B"/>
        <table:table-column table:style-name="Tabela9.C"/>
        <table:table-column table:style-name="Tabela9.D"/>
        <table:table-row>
          <table:table-cell table:style-name="Tabela9.A1" office:value-type="string">
            <text:p text:style-name="P12">Versão</text:p>
          </table:table-cell>
          <table:table-cell table:style-name="Tabela9.A1" office:value-type="string">
            <text:p text:style-name="P12">Responsável</text:p>
          </table:table-cell>
          <table:table-cell table:style-name="Tabela9.A1" office:value-type="string">
            <text:p text:style-name="P12">Data</text:p>
          </table:table-cell>
          <table:table-cell table:style-name="Tabela9.D1" office:value-type="string">
            <text:p text:style-name="P12">Alterações</text:p>
          </table:table-cell>
        </table:table-row>
        <table:table-row>
          <table:table-cell table:style-name="Tabela9.A2" office:value-type="string">
            <text:p text:style-name="P13">1</text:p>
          </table:table-cell>
          <table:table-cell table:style-name="Tabela9.B2" office:value-type="string">
            <text:p text:style-name="P13">Lucas Velten Henker</text:p>
          </table:table-cell>
          <table:table-cell table:style-name="Tabela9.C2" office:value-type="string">
            <text:p text:style-name="P13">24/<text:span text:style-name="T4">03/2017</text:span></text:p>
          </table:table-cell>
          <table:table-cell table:style-name="Tabela9.D2" office:value-type="string">
            <text:p text:style-name="P15">Requisitos.</text:p>
          </table:table-cell>
        </table:table-row>
        <table:table-row>
          <table:table-cell table:style-name="Tabela9.A3" office:value-type="string">
            <text:p text:style-name="P17">2</text:p>
          </table:table-cell>
          <table:table-cell table:style-name="Tabela9.B3" office:value-type="string">
            <text:p text:style-name="P14">Lucas Velten Henker</text:p>
          </table:table-cell>
          <table:table-cell table:style-name="Tabela9.C3" office:value-type="string">
            <text:p text:style-name="P14">2<text:span text:style-name="T8">6</text:span>/<text:span text:style-name="T4">03/2017</text:span></text:p>
          </table:table-cell>
          <table:table-cell table:style-name="Tabela9.D3" office:value-type="string">
            <text:p text:style-name="P16">Minimundo.</text:p>
          </table:table-cell>
        </table:table-row>
        <table:table-row>
          <table:table-cell table:style-name="Tabela9.A4" office:value-type="string">
            <text:p text:style-name="P45">3</text:p>
          </table:table-cell>
          <table:table-cell table:style-name="Tabela9.B4" office:value-type="string">
            <text:p text:style-name="P44">Lucas Velten Henker</text:p>
          </table:table-cell>
          <table:table-cell table:style-name="Tabela9.C4" office:value-type="string">
            <text:p text:style-name="P44"><text:span text:style-name="T10">31</text:span>/<text:span text:style-name="T4">03/2017</text:span></text:p>
          </table:table-cell>
          <table:table-cell table:style-name="Tabela9.D4" office:value-type="string">
            <text:p text:style-name="P46">Revisão minimundo e requisitos.</text:p>
          </table:table-cell>
        </table:table-row>
      </table:table>
      <text:p text:style-name="Standard"/>
      <text:p text:style-name="Standard"/>
      <text:p text:style-name="P4">1. Introdução</text:p>
      <text:p text:style-name="Standard"/>
      <text:p text:style-name="P7">Este documento apresenta os requisitos de usuário do sistema <text:span text:style-name="T7">monitoria </text:span>e está organizado da seguinte forma: a seção 2 contém uma descrição do propósito do sistema; a seção 3 apresenta uma descrição do minimundo apresentando o problema; e a seção 4 apresenta a lista de requisitos de usuário levantados junto ao cliente.</text:p>
      <text:p text:style-name="Standard"/>
      <text:p text:style-name="Standard"/>
      <text:p text:style-name="P4">2. Descrição do Propósito do Sistema</text:p>
      <text:p text:style-name="Standard"/>
      <text:p text:style-name="P8">O processo de admissão de monitores tanto por parte dos administradores tanto quanto pelos professor e alunos não é digital necessitando a digitalização dos mesmos mais a frente. Documentos e informações não estão centralizados facilitando acesso. Não existe aviso a alunos.</text:p>
      <text:p text:style-name="Standard"/>
      <text:p text:style-name="Standard"/>
      <text:p text:style-name="P4">3. Descrição do Minimundo</text:p>
      <text:p text:style-name="Standard"/>
      <table:table table:name="SemanticAnnotation-ref-tbescopo" table:style-name="SemanticAnnotation-ref-tbescopo">
        <table:table-column table:style-name="SemanticAnnotation-ref-tbescopo.A"/>
        <table:table-row>
          <table:table-cell table:style-name="SemanticAnnotation-ref-tbescopo.A1" office:value-type="string">
            <text:p text:style-name="P38"><text:span text:style-name="T11">O IFES necessita de sistema de informação para que englobe o sistema de monitorias. </text:span>Todo <text:span text:style-name="T16">início</text:span> de semestre os professores do campus <text:span text:style-name="T12">poderão</text:span> requisita<text:span text:style-name="T12">r</text:span> monitores para suas <text:span text:style-name="T12">disciplinas</text:span> em seguida o <text:span text:style-name="T12">d</text:span>iretor de ensino analisa os pedidos e os concede ou rejeita. Após essa etapa <text:span text:style-name="T13">será enviado um e-mail informando os alunos sobre a abertura do processo de seleção de monitores</text:span>. Uma vez divulgado o edital os alunos podem <text:span text:style-name="T13">selecionar a vaga que mais lhes convêm e receberam um e-mail confirmando a inscrição. Com o termino do período de inscrições os professores receberam uma mensagem informando todos os alunos que se candidataram as suas matérias. Os professores então enviam mensagens marcando entrevistas com os alunos para a seleção do candidato.</text:span></text:p>
            <text:p text:style-name="P40">Com <text:span text:style-name="T16">o término</text:span> das entrevistas os professores escolhem os alunos que mais lhe <text:soft-page-break/>agradaram e informa<text:span text:style-name="T14">m</text:span> ao sistema qual aluno é o escolhido para determinad<text:span text:style-name="T14">a</text:span> matéria e o sistema por sua vez informará o aluno que ele foi selecionado também informando aos outros alunos não escolhidos que não foram selecionados.</text:p>
            <text:p text:style-name="P41">Quando um monitor cumprir um horário ele deverá informar o sistema o horário de <text:span text:style-name="T16">início</text:span> e fim como também a <text:span text:style-name="T16">matrícula</text:span> dos possíveis alunos presentes e o assunto debatido. Esse registro de presença serviria para o sistema criar relatórios para<text:span text:style-name="T16"> </text:span>o diretor de ensino.</text:p>
            <text:p text:style-name="P40">Quando um professor requisitar um monitor ele deve informar qual o curso, a matéria, a quantidade de monitores e se há alguma observação<text:span text:style-name="T3">/</text:span>requerimentos extras para ser adicionado ao edital.</text:p>
            <text:p text:style-name="P9">O <text:span text:style-name="T9">campus tem uma quantidade máxima de vagas para monitores sendo que essas vagas estão distribuídas igualmente entre todos os cursos mais um conjunto livre de distribuição, de modo que se forem 15 vagas para monitoria e existirem 2 cursos a divisão será de 15/3 para os dois cursos sendo a terceira fatia distribuído conforme a necessidade.</text:span></text:p>
            <text:p text:style-name="P10">Não qualquer proibição que impeça que haja mais de um monitor para uma mesma matéria de um curso sendo a quantidade determinada por vontade do professor.</text:p>
            <text:p text:style-name="P10">Os alunos somente <text:span text:style-name="T16">visualizaram matérias em que podem se inscrever isto é, é do seu curso e já a fizeram.</text:span></text:p>
            <text:p text:style-name="P10"/>
          </table:table-cell>
        </table:table-row>
      </table:table>
      <text:p text:style-name="Standard"/>
      <text:p text:style-name="P11">4. Requisitos de Usuário</text:p>
      <text:p text:style-name="Standard"/>
      <text:p text:style-name="P39">Tomando por base o contexto do sistema, foram identificados os seguintes requisitos de usuário:</text:p>
      <text:p text:style-name="P39"><text:span text:style-name="T17">Requisitos Funcionais</text:span></text:p>
      <text:p text:style-name="P6"/>
      <table:table table:name="SemanticAnnotation-ref-tbrf" table:style-name="SemanticAnnotation-ref-tbrf">
        <table:table-column table:style-name="SemanticAnnotation-ref-tbrf.A"/>
        <table:table-column table:style-name="SemanticAnnotation-ref-tbrf.B"/>
        <table:table-column table:style-name="SemanticAnnotation-ref-tbrf.C"/>
        <table:table-column table:style-name="SemanticAnnotation-ref-tbrf.D"/>
        <table:table-row table:style-name="SemanticAnnotation-ref-tbrf.1">
          <table:table-cell table:style-name="SemanticAnnotation-ref-tbrf.A1" office:value-type="string">
            <text:p text:style-name="P18">Identificador</text:p>
          </table:table-cell>
          <table:table-cell table:style-name="SemanticAnnotation-ref-tbrf.A1" office:value-type="string">
            <text:p text:style-name="P26">Descrição</text:p>
          </table:table-cell>
          <table:table-cell table:style-name="SemanticAnnotation-ref-tbrf.A1" office:value-type="string">
            <text:p text:style-name="P26">Prioridade</text:p>
          </table:table-cell>
          <table:table-cell table:style-name="SemanticAnnotation-ref-tbrf.D1" office:value-type="string">
            <text:p text:style-name="P26">Depende de</text:p>
          </table:table-cell>
        </table:table-row>
        <table:table-row table:style-name="SemanticAnnotation-ref-tbrf.1">
          <table:table-cell table:style-name="SemanticAnnotation-ref-tbrf.A2" office:value-type="string">
            <text:p text:style-name="P19">RF01</text:p>
          </table:table-cell>
          <table:table-cell table:style-name="SemanticAnnotation-ref-tbrf.B2" office:value-type="string">
            <text:p text:style-name="P28"><text:bookmark text:name="docs-internal-guid-d47f8d3d-0805-8ae6-35a4-2a35b58bbe31"/><text:span text:style-name="T10">Eu, como estudante, gostaria de receber um e-mail informando quando o edital estiver disponível, com a confirmação da inscrição em vaga de monitoria e resultado da seleção, para não perder a opotunidade.</text:span></text:p>
          </table:table-cell>
          <table:table-cell table:style-name="SemanticAnnotation-ref-tbrf.C2" office:value-type="string">
            <text:p text:style-name="P31">Must</text:p>
          </table:table-cell>
          <table:table-cell table:style-name="SemanticAnnotation-ref-tbrf.D2" office:value-type="string">
            <text:p text:style-name="P25">n/a</text:p>
          </table:table-cell>
        </table:table-row>
        <table:table-row table:style-name="SemanticAnnotation-ref-tbrf.1">
          <table:table-cell table:style-name="SemanticAnnotation-ref-tbrf.A8" office:value-type="string">
            <text:p text:style-name="P19">RF02</text:p>
          </table:table-cell>
          <table:table-cell table:style-name="SemanticAnnotation-ref-tbrf.B8" office:value-type="string">
            <text:p text:style-name="P36">Eu, como diretor de ensino, gostaria de saber quais são as matérias que recebem pedidos para monitores, a frequência da presença dos monitores e a frequência de participação de alunos, <text:span text:style-name="T15">melhor direcionar requerimentos de monitores.</text:span></text:p>
          </table:table-cell>
          <table:table-cell table:style-name="SemanticAnnotation-ref-tbrf.C8" office:value-type="string">
            <text:p text:style-name="P31">Must</text:p>
          </table:table-cell>
          <table:table-cell table:style-name="SemanticAnnotation-ref-tbrf.D8" office:value-type="string">
            <text:p text:style-name="P25">RF07,RF03</text:p>
          </table:table-cell>
        </table:table-row>
        <table:table-row table:style-name="SemanticAnnotation-ref-tbrf.1">
          <table:table-cell table:style-name="SemanticAnnotation-ref-tbrf.A8" office:value-type="string">
            <text:p text:style-name="P19">RF03</text:p>
          </table:table-cell>
          <table:table-cell table:style-name="SemanticAnnotation-ref-tbrf.B8" office:value-type="string">
            <text:p text:style-name="P36">Eu, como professor, gostaria de poder requisitar monitores para as matérias que leciono <text:span text:style-name="T15">pois eles ajudaram meus alunos.</text:span></text:p>
          </table:table-cell>
          <table:table-cell table:style-name="SemanticAnnotation-ref-tbrf.C8" office:value-type="string">
            <text:p text:style-name="P31">Must</text:p>
          </table:table-cell>
          <table:table-cell table:style-name="SemanticAnnotation-ref-tbrf.D8" office:value-type="string">
            <text:p text:style-name="P25">n/a</text:p>
          </table:table-cell>
        </table:table-row>
        <table:table-row table:style-name="SemanticAnnotation-ref-tbrf.1">
          <table:table-cell table:style-name="SemanticAnnotation-ref-tbrf.A8" office:value-type="string">
            <text:p text:style-name="P19">RF04</text:p>
          </table:table-cell>
          <table:table-cell table:style-name="SemanticAnnotation-ref-tbrf.B8" office:value-type="string">
            <text:p text:style-name="P36">Eu, como aluno, gostaria de saber quais são as vagas de monitoria que estão disponíveis <text:span text:style-name="T15">para poder me candidatar.</text:span></text:p>
          </table:table-cell>
          <table:table-cell table:style-name="SemanticAnnotation-ref-tbrf.C8" office:value-type="string">
            <text:p text:style-name="P31">Must</text:p>
          </table:table-cell>
          <table:table-cell table:style-name="SemanticAnnotation-ref-tbrf.D8" office:value-type="string">
            <text:p text:style-name="P25">RF01</text:p>
          </table:table-cell>
        </table:table-row>
        <table:table-row table:style-name="SemanticAnnotation-ref-tbrf.1">
          <table:table-cell table:style-name="SemanticAnnotation-ref-tbrf.A8" office:value-type="string">
            <text:p text:style-name="P19">RF05</text:p>
          </table:table-cell>
          <table:table-cell table:style-name="SemanticAnnotation-ref-tbrf.B8" office:value-type="string">
            <text:p text:style-name="P29">Eu, como professor, gostaria de saber quais aluno se inscreveram para a minha matéria <text:soft-page-break/><text:span text:style-name="T15">para que possa avaliá-los.</text:span></text:p>
          </table:table-cell>
          <table:table-cell table:style-name="SemanticAnnotation-ref-tbrf.C8" office:value-type="string">
            <text:p text:style-name="P31">Must</text:p>
          </table:table-cell>
          <table:table-cell table:style-name="SemanticAnnotation-ref-tbrf.D8" office:value-type="string">
            <text:p text:style-name="P25">RF01</text:p>
          </table:table-cell>
        </table:table-row>
        <table:table-row table:style-name="SemanticAnnotation-ref-tbrf.1">
          <table:table-cell table:style-name="SemanticAnnotation-ref-tbrf.A8" office:value-type="string">
            <text:p text:style-name="P19">RF06</text:p>
          </table:table-cell>
          <table:table-cell table:style-name="SemanticAnnotation-ref-tbrf.B8" office:value-type="string">
            <text:p text:style-name="P37">Eu, como aluno, gostaria de um canal para enviar mensagens para o professor para assim sanar duvidas.</text:p>
          </table:table-cell>
          <table:table-cell table:style-name="SemanticAnnotation-ref-tbrf.C8" office:value-type="string">
            <text:p text:style-name="P34">Should</text:p>
          </table:table-cell>
          <table:table-cell table:style-name="SemanticAnnotation-ref-tbrf.D8" office:value-type="string">
            <text:p text:style-name="P25">n/a</text:p>
          </table:table-cell>
        </table:table-row>
        <table:table-row table:style-name="SemanticAnnotation-ref-tbrf.1">
          <table:table-cell table:style-name="SemanticAnnotation-ref-tbrf.A8" office:value-type="string">
            <text:p text:style-name="P19">RF07</text:p>
          </table:table-cell>
          <table:table-cell table:style-name="SemanticAnnotation-ref-tbrf.B8" office:value-type="string">
            <text:p text:style-name="P37">Eu, como diretor, de ensino preciso saber a presença dos monitores <text:span text:style-name="T16">para definir pagamento.</text:span></text:p>
          </table:table-cell>
          <table:table-cell table:style-name="SemanticAnnotation-ref-tbrf.C8" office:value-type="string">
            <text:p text:style-name="P34">Should</text:p>
          </table:table-cell>
          <table:table-cell table:style-name="SemanticAnnotation-ref-tbrf.D8" office:value-type="string">
            <text:p text:style-name="P25">n/a</text:p>
          </table:table-cell>
        </table:table-row>
        <table:table-row table:style-name="SemanticAnnotation-ref-tbrf.1">
          <table:table-cell table:style-name="SemanticAnnotation-ref-tbrf.A9" office:value-type="string">
            <text:p text:style-name="P19">RF08</text:p>
          </table:table-cell>
          <table:table-cell table:style-name="SemanticAnnotation-ref-tbrf.B9" office:value-type="string">
            <text:p text:style-name="P28"><text:span text:style-name="T15">Eu, como aluno, gostaria de saber quais são os horários de monitoria para poder participar.</text:span></text:p>
          </table:table-cell>
          <table:table-cell table:style-name="SemanticAnnotation-ref-tbrf.C9" office:value-type="string">
            <text:p text:style-name="P34">Should</text:p>
          </table:table-cell>
          <table:table-cell table:style-name="SemanticAnnotation-ref-tbrf.D9" office:value-type="string">
            <text:p text:style-name="P25">n/a</text:p>
          </table:table-cell>
        </table:table-row>
      </table:table>
      <text:p text:style-name="P5"/>
      <text:p text:style-name="P5"/>
      <text:p text:style-name="P6">Regras de Negócio</text:p>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8">Identificador</text:p>
          </table:table-cell>
          <table:table-cell table:style-name="Tabela1.A1" office:value-type="string">
            <text:p text:style-name="P26">Descrição</text:p>
          </table:table-cell>
          <table:table-cell table:style-name="Tabela1.A1" office:value-type="string">
            <text:p text:style-name="P26">Prioridade</text:p>
          </table:table-cell>
          <table:table-cell table:style-name="Tabela1.D1" office:value-type="string">
            <text:p text:style-name="P26">Depende de</text:p>
          </table:table-cell>
        </table:table-row>
        <table:table-row table:style-name="Tabela1.1">
          <table:table-cell table:style-name="Tabela1.A2" office:value-type="string">
            <text:p text:style-name="P19">RN01</text:p>
          </table:table-cell>
          <table:table-cell table:style-name="Tabela1.B2" office:value-type="string">
            <text:p text:style-name="P21"><text:bookmark text:name="docs-internal-guid-d47f8d3d-080b-82c5-053c-9078076ac474"/><text:span text:style-name="T5">A extensão deve seguir o padrão estabelecido pelo sistema acadêmico do ifes.</text:span> </text:p>
          </table:table-cell>
          <table:table-cell table:style-name="Tabela1.C2" office:value-type="string">
            <text:p text:style-name="P31">Must</text:p>
          </table:table-cell>
          <table:table-cell table:style-name="Tabela1.D2" office:value-type="string">
            <text:p text:style-name="P25">n/a</text:p>
          </table:table-cell>
        </table:table-row>
        <table:table-row table:style-name="Tabela1.1">
          <table:table-cell table:style-name="Tabela1.A3" office:value-type="string">
            <text:p text:style-name="P19">RN02</text:p>
          </table:table-cell>
          <table:table-cell table:style-name="Tabela1.B3" office:value-type="string">
            <text:p text:style-name="P28"><text:bookmark text:name="docs-internal-guid-d47f8d3d-080b-ea77-4afc-59582e2175ae"/>Existe uma quantidade máxima de monitores, estabelecida pela administração do IFES.</text:p>
          </table:table-cell>
          <table:table-cell table:style-name="Tabela1.C3" office:value-type="string">
            <text:p text:style-name="P31">Must</text:p>
          </table:table-cell>
          <table:table-cell table:style-name="Tabela1.D3" office:value-type="string">
            <text:p text:style-name="P25">n/a</text:p>
          </table:table-cell>
        </table:table-row>
        <table:table-row table:style-name="Tabela1.1">
          <table:table-cell table:style-name="Tabela1.A4" office:value-type="string">
            <text:p text:style-name="P19">RN03</text:p>
          </table:table-cell>
          <table:table-cell table:style-name="Tabela1.B4" office:value-type="string">
            <text:p text:style-name="P21"><text:bookmark text:name="docs-internal-guid-d47f8d3d-080c-095e-c8ef-eab4679605c9"/><text:span text:style-name="T5">As vagas de monitores estão divididas entre todos os curso e um conjunto livre.</text:span> </text:p>
          </table:table-cell>
          <table:table-cell table:style-name="Tabela1.C4" office:value-type="string">
            <text:p text:style-name="P31">Must</text:p>
          </table:table-cell>
          <table:table-cell table:style-name="Tabela1.D4" office:value-type="string">
            <text:p text:style-name="P25">RN02</text:p>
          </table:table-cell>
        </table:table-row>
        <table:table-row table:style-name="Tabela1.1">
          <table:table-cell table:style-name="Tabela1.A5" office:value-type="string">
            <text:p text:style-name="P19">RN04</text:p>
          </table:table-cell>
          <table:table-cell table:style-name="Tabela1.B5" office:value-type="string">
            <text:p text:style-name="P21"><text:bookmark text:name="docs-internal-guid-d47f8d3d-080c-3470-111c-d7f9f9691795"/><text:span text:style-name="T5">A Administração do IFES determina a quantidade de monitores para cada curso.</text:span> </text:p>
          </table:table-cell>
          <table:table-cell table:style-name="Tabela1.C5" office:value-type="string">
            <text:p text:style-name="P31">Must</text:p>
          </table:table-cell>
          <table:table-cell table:style-name="Tabela1.D5" office:value-type="string">
            <text:p text:style-name="P25">RN02</text:p>
          </table:table-cell>
        </table:table-row>
        <table:table-row table:style-name="Tabela1.1">
          <table:table-cell table:style-name="Tabela1.A6" office:value-type="string">
            <text:p text:style-name="P19">RN05</text:p>
          </table:table-cell>
          <table:table-cell table:style-name="Tabela1.B6" office:value-type="string">
            <text:p text:style-name="P21"><text:bookmark text:name="docs-internal-guid-d47f8d3d-080c-5496-d55a-318e07327de9"/><text:span text:style-name="T5">Cada aluno somente pode se inscrever em somente uma monitoria.</text:span> </text:p>
          </table:table-cell>
          <table:table-cell table:style-name="Tabela1.C6" office:value-type="string">
            <text:p text:style-name="P31">Must</text:p>
          </table:table-cell>
          <table:table-cell table:style-name="Tabela1.D6" office:value-type="string">
            <text:p text:style-name="P25">n/a</text:p>
          </table:table-cell>
        </table:table-row>
        <table:table-row table:style-name="Tabela1.1">
          <table:table-cell table:style-name="Tabela1.A7" office:value-type="string">
            <text:p text:style-name="P19">RN06</text:p>
          </table:table-cell>
          <table:table-cell table:style-name="Tabela1.B7" office:value-type="string">
            <text:p text:style-name="P21"><text:bookmark text:name="docs-internal-guid-d47f8d3d-080c-6fa7-8df8-d74966c2459e"/><text:span text:style-name="T5">Um aluno somente pode ser inscreve se ele já tiver feito a matéria.</text:span> </text:p>
          </table:table-cell>
          <table:table-cell table:style-name="Tabela1.C7" office:value-type="string">
            <text:p text:style-name="P31">Must</text:p>
          </table:table-cell>
          <table:table-cell table:style-name="Tabela1.D7" office:value-type="string">
            <text:p text:style-name="P25">n/a</text:p>
          </table:table-cell>
        </table:table-row>
        <table:table-row table:style-name="Tabela1.1">
          <table:table-cell table:style-name="Tabela1.A8" office:value-type="string">
            <text:p text:style-name="P19">RN07</text:p>
          </table:table-cell>
          <table:table-cell table:style-name="Tabela1.B8" office:value-type="string">
            <text:p text:style-name="P22">O professor pode pedir mais <text:span text:style-name="T10">de </text:span>um monitor para uma materia.</text:p>
          </table:table-cell>
          <table:table-cell table:style-name="Tabela1.C8" office:value-type="string">
            <text:p text:style-name="P31">Must</text:p>
          </table:table-cell>
          <table:table-cell table:style-name="Tabela1.D8" office:value-type="string">
            <text:p text:style-name="P25">n/a</text:p>
          </table:table-cell>
        </table:table-row>
      </table:table>
      <text:p text:style-name="P5"/>
      <text:p text:style-name="P5"/>
      <text:p text:style-name="P6">Requisitos Não Funcionais</text:p>
      <text:p text:style-name="P6"/>
      <table:table table:name="SemanticAnnotation-ref-tbrnf" table:style-name="SemanticAnnotation-ref-tbrnf">
        <table:table-column table:style-name="SemanticAnnotation-ref-tbrnf.A"/>
        <table:table-column table:style-name="SemanticAnnotation-ref-tbrnf.B"/>
        <table:table-column table:style-name="SemanticAnnotation-ref-tbrnf.C"/>
        <table:table-column table:style-name="SemanticAnnotation-ref-tbrnf.D"/>
        <table:table-column table:style-name="SemanticAnnotation-ref-tbrnf.E"/>
        <table:table-row table:style-name="SemanticAnnotation-ref-tbrnf.1">
          <table:table-cell table:style-name="SemanticAnnotation-ref-tbrnf.A1" office:value-type="string">
            <text:p text:style-name="P18">Identificador</text:p>
          </table:table-cell>
          <table:table-cell table:style-name="SemanticAnnotation-ref-tbrnf.A1" office:value-type="string">
            <text:p text:style-name="P26">Descrição</text:p>
          </table:table-cell>
          <table:table-cell table:style-name="SemanticAnnotation-ref-tbrnf.A1" office:value-type="string">
            <text:p text:style-name="P26">Categoria</text:p>
          </table:table-cell>
          <table:table-cell table:style-name="SemanticAnnotation-ref-tbrnf.A1" office:value-type="string">
            <text:p text:style-name="P26">Escopo</text:p>
          </table:table-cell>
          <table:table-cell table:style-name="SemanticAnnotation-ref-tbrnf.A1" office:value-type="string">
            <text:p text:style-name="P26">Prioridade</text:p>
          </table:table-cell>
        </table:table-row>
        <table:table-row table:style-name="SemanticAnnotation-ref-tbrnf.1">
          <table:table-cell table:style-name="SemanticAnnotation-ref-tbrnf.A2" office:value-type="string">
            <text:p text:style-name="P19">RNF0<text:span text:style-name="T6">1</text:span></text:p>
          </table:table-cell>
          <table:table-cell table:style-name="SemanticAnnotation-ref-tbrnf.B2" office:value-type="string">
            <text:p text:style-name="P21"><text:bookmark text:name="docs-internal-guid-d47f8d3d-080e-18bb-6e4c-aed0e0c2d40b"/><text:span text:style-name="T5">O sistema deve retornar resposta em 3(três) segundos.</text:span> </text:p>
          </table:table-cell>
          <table:table-cell table:style-name="SemanticAnnotation-ref-tbrnf.C2" office:value-type="string">
            <text:p text:style-name="P23">Performasse</text:p>
          </table:table-cell>
          <table:table-cell table:style-name="SemanticAnnotation-ref-tbrnf.D2" office:value-type="string">
            <text:p text:style-name="P23">Aplicação</text:p>
          </table:table-cell>
          <table:table-cell table:style-name="SemanticAnnotation-ref-tbrnf.E2" office:value-type="string">
            <text:p text:style-name="P31">Must</text:p>
          </table:table-cell>
        </table:table-row>
        <table:table-row table:style-name="SemanticAnnotation-ref-tbrnf.1">
          <table:table-cell table:style-name="SemanticAnnotation-ref-tbrnf.A3" office:value-type="string">
            <text:p text:style-name="P20">RNF02</text:p>
          </table:table-cell>
          <table:table-cell table:style-name="SemanticAnnotation-ref-tbrnf.B3" office:value-type="string">
            <text:p text:style-name="P21"><text:bookmark text:name="docs-internal-guid-d47f8d3d-080f-4834-5ead-d8a7336d50bc"/><text:span text:style-name="T5">O sistema deve funcionar nos principais navegadores de internet.</text:span> </text:p>
          </table:table-cell>
          <table:table-cell table:style-name="SemanticAnnotation-ref-tbrnf.C3" office:value-type="string">
            <text:p text:style-name="P24">Usabilidade</text:p>
          </table:table-cell>
          <table:table-cell table:style-name="SemanticAnnotation-ref-tbrnf.D3" office:value-type="string">
            <text:p text:style-name="P24">Aplicação</text:p>
          </table:table-cell>
          <table:table-cell table:style-name="SemanticAnnotation-ref-tbrnf.E3" office:value-type="string">
            <text:p text:style-name="P31">Must</text:p>
          </table:table-cell>
        </table:table-row>
        <table:table-row table:style-name="SemanticAnnotation-ref-tbrnf.1">
          <table:table-cell table:style-name="SemanticAnnotation-ref-tbrnf.A4" office:value-type="string">
            <text:p text:style-name="P20">RNF03</text:p>
          </table:table-cell>
          <table:table-cell table:style-name="SemanticAnnotation-ref-tbrnf.B4" office:value-type="string">
            <text:p text:style-name="P27"><text:bookmark text:name="docs-internal-guid-d47f8d3d-080f-5893-65a1-ee2d7d767c06"/>O sistema tem que funcionar 24 <text:soft-page-break/>horas por dia.</text:p>
          </table:table-cell>
          <table:table-cell table:style-name="SemanticAnnotation-ref-tbrnf.C4" office:value-type="string">
            <text:p text:style-name="P24">Disponibilidad<text:soft-page-break/>e</text:p>
          </table:table-cell>
          <table:table-cell table:style-name="SemanticAnnotation-ref-tbrnf.D4" office:value-type="string">
            <text:p text:style-name="P24">Aplicação</text:p>
          </table:table-cell>
          <table:table-cell table:style-name="SemanticAnnotation-ref-tbrnf.E4" office:value-type="string">
            <text:p text:style-name="P31">Must</text:p>
          </table:table-cell>
        </table:table-row>
        <table:table-row table:style-name="SemanticAnnotation-ref-tbrnf.1">
          <table:table-cell table:style-name="SemanticAnnotation-ref-tbrnf.A5" office:value-type="string">
            <text:p text:style-name="P20">RNF04</text:p>
          </table:table-cell>
          <table:table-cell table:style-name="SemanticAnnotation-ref-tbrnf.B5" office:value-type="string">
            <text:p text:style-name="P35">O usuário deverá em menos de 5 cliques conseguir encontrar o que procura.</text:p>
          </table:table-cell>
          <table:table-cell table:style-name="SemanticAnnotation-ref-tbrnf.C5" office:value-type="string">
            <text:p text:style-name="P24">Facilidade de Aprendizado</text:p>
          </table:table-cell>
          <table:table-cell table:style-name="SemanticAnnotation-ref-tbrnf.D5" office:value-type="string">
            <text:p text:style-name="P24">Aplicação</text:p>
          </table:table-cell>
          <table:table-cell table:style-name="SemanticAnnotation-ref-tbrnf.E5" office:value-type="string">
            <text:p text:style-name="P31">Must</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Tahoma2" svg:font-family="Tahoma"/>
    <style:font-face style:name="Times New Roman1" svg:font-family="'Times New Roman'"/>
    <style:font-face style:name="Courier New" svg:font-family="'Courier New'" style:font-family-generic="modern"/>
    <style:font-face style:name="Times New Roman" svg:font-family="'Times New Roman'" style:font-family-generic="roman" style:font-pitch="variable"/>
    <style:font-face style:name="Wedgie Medium" svg:font-family="'Wedgie Medium'"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Subtitle" style:class="chapter">
      <style:paragraph-properties fo:margin-top="0.423cm" fo:margin-bottom="0.106cm" loext:contextual-spacing="false" fo:text-align="center" style:justify-single-word="false" fo:keep-with-next="always"/>
      <style:text-properties style:font-name="Arial" fo:font-family="Arial" style:font-family-generic="swiss" style:font-pitch="variable" fo:font-size="16pt" fo:font-weight="bold" style:letter-kerning="true" style:font-name-asian="MS Mincho" style:font-family-asian="'MS Mincho'" style:font-family-generic-asian="system"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style>
    <style:style style:name="Corpo_20_de_20_texto_20_2" style:display-name="Corpo de texto 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size-complex="10pt"/>
    </style:style>
    <style:style style:name="EstiloRAF" style:family="paragraph" style:parent-style-name="Standard">
      <style:paragraph-properties fo:text-align="justify" style:justify-single-word="false"/>
      <style:text-properties style:font-size-complex="10pt"/>
    </style:style>
    <style:style style:name="Header" style:family="paragraph" style:parent-style-name="Standard" style:class="extra">
      <style:paragraph-properties style:text-autospace="none">
        <style:tab-stops>
          <style:tab-stop style:position="7.795cm" style:type="center"/>
          <style:tab-stop style:position="15.589cm" style:type="right"/>
        </style:tab-stops>
      </style:paragraph-properties>
      <style:text-properties style:font-name="Wedgie Medium" fo:font-family="'Wedgie Medium'" style:font-family-generic="roman" style:font-pitch="variable" fo:font-size="11pt" style:font-size-asian="11pt" style:font-size-complex="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Assinatura_20_de_20_email" style:display-name="Assinatura de email" style:family="paragraph" style:parent-style-name="Standard"/>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Cabeçalho_20_da_20_mensagem" style:display-name="Cabeçalho da mensagem"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text-properties style:font-name="Arial" fo:font-family="Arial" style:font-family-generic="swiss" style:font-pitch="variable" style:font-name-complex="Arial" style:font-family-complex="Arial" style:font-family-generic-complex="swiss" style:font-pitch-complex="variable"/>
    </style:style>
    <style:style style:name="Com_20_marcadores" style:display-name="Com marcadores" style:family="paragraph" style:parent-style-name="Standard" style:list-style-name="WW8Num10"/>
    <style:style style:name="Com_20_marcadores_20_2" style:display-name="Com marcadores 2" style:family="paragraph" style:parent-style-name="Standard" style:list-style-name="WW8Num8"/>
    <style:style style:name="Com_20_marcadores_20_3" style:display-name="Com marcadores 3" style:family="paragraph" style:parent-style-name="Standard" style:list-style-name="WW8Num7"/>
    <style:style style:name="Com_20_marcadores_20_4" style:display-name="Com marcadores 4" style:family="paragraph" style:parent-style-name="Standard" style:list-style-name="WW8Num6"/>
    <style:style style:name="Com_20_marcadores_20_5" style:display-name="Com marcadores 5" style:family="paragraph" style:parent-style-name="Standard" style:list-style-name="WW8Num5"/>
    <style:style style:name="Corpo_20_de_20_texto_20_3" style:display-name="Corpo de texto 3" style:family="paragraph" style:parent-style-name="Standard">
      <style:paragraph-properties fo:margin-top="0cm" fo:margin-bottom="0.212cm" loext:contextual-spacing="false"/>
      <style:text-properties fo:font-size="8pt" style:font-size-asian="8pt" style:font-size-complex="8pt"/>
    </style:style>
    <style:style style:name="Data" style:family="paragraph" style:parent-style-name="Standard" style:next-style-name="Standard"/>
    <style:style style:name="Addressee" style:family="paragraph" style:parent-style-name="Standard" style:class="extra">
      <style:paragraph-properties fo:margin-left="5.001cm" fo:margin-right="0cm" fo:margin-top="0cm" fo:margin-bottom="0cm" loext:contextual-spacing="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Encerramento" style:family="paragraph" style:parent-style-name="Standard">
      <style:paragraph-properties fo:margin-left="7.5cm" fo:margin-right="0cm" fo:margin-top="0cm" fo:margin-bottom="0cm" loext:contextual-spacing="false" fo:text-indent="0cm" style:auto-text-indent="false"/>
    </style:style>
    <style:style style:name="Endereço_20_HTML" style:display-name="Endereço HTML" style:family="paragraph" style:parent-style-name="Standard">
      <style:text-properties fo:font-style="italic" style:font-style-asian="italic" style:font-style-complex="italic"/>
    </style:style>
    <style:style style:name="Estrutura_20_do_20_documento" style:display-name="Estrutura do documento"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Índice_20_de_20_autoridades" style:display-name="Índice de autoridades" style:family="paragraph" style:parent-style-name="Standard" style:next-style-name="Standard">
      <style:paragraph-properties fo:margin-left="0.423cm" fo:margin-right="0cm" fo:margin-top="0cm" fo:margin-bottom="0cm" loext:contextual-spacing="false" fo:text-indent="-0.423cm" style:auto-text-indent="false"/>
    </style:style>
    <style:style style:name="Índice_20_de_20_figuras" style:display-name="Índice de figuras" style:family="paragraph" style:parent-style-name="Standard" style:next-style-name="Standard">
      <style:paragraph-properties fo:margin-left="0.847cm" fo:margin-right="0cm" fo:margin-top="0cm" fo:margin-bottom="0cm" loext:contextual-spacing="false" fo:text-indent="-0.847cm" style:auto-text-indent="false"/>
    </style:style>
    <style:style style:name="List_20_2" style:display-name="List 2" style:family="paragraph" style:parent-style-name="Standard" style:class="list">
      <style:paragraph-properties fo:margin-left="0.998cm" fo:margin-right="0cm" fo:margin-top="0cm" fo:margin-bottom="0cm" loext:contextual-spacing="false" fo:text-indent="-0.499cm" style:auto-text-indent="false"/>
    </style:style>
    <style:style style:name="List_20_3" style:display-name="List 3" style:family="paragraph" style:parent-style-name="Standard" style:class="list">
      <style:paragraph-properties fo:margin-left="1.498cm" fo:margin-right="0cm" fo:margin-top="0cm" fo:margin-bottom="0cm" loext:contextual-spacing="false" fo:text-indent="-0.499cm" style:auto-text-indent="false"/>
    </style:style>
    <style:style style:name="List_20_4" style:display-name="List 4" style:family="paragraph" style:parent-style-name="Standard" style:class="list">
      <style:paragraph-properties fo:margin-left="1.997cm" fo:margin-right="0cm" fo:margin-top="0cm" fo:margin-bottom="0cm" loext:contextual-spacing="false" fo:text-indent="-0.499cm" style:auto-text-indent="false"/>
    </style:style>
    <style:style style:name="List_20_5" style:display-name="List 5" style:family="paragraph" style:parent-style-name="Standard" style:class="list">
      <style:paragraph-properties fo:margin-left="2.496cm" fo:margin-right="0cm" fo:margin-top="0cm" fo:margin-bottom="0cm" loext:contextual-spacing="false" fo:text-indent="-0.499cm" style:auto-text-indent="false"/>
    </style:style>
    <style:style style:name="Lista_20_de_20_continuação" style:display-name="Lista de continuação" style:family="paragraph" style:parent-style-name="Standard">
      <style:paragraph-properties fo:margin-left="0.499cm" fo:margin-right="0cm" fo:margin-top="0cm" fo:margin-bottom="0.212cm" loext:contextual-spacing="false" fo:text-indent="0cm" style:auto-text-indent="false"/>
    </style:style>
    <style:style style:name="Lista_20_de_20_continuação_20_2" style:display-name="Lista de continuação 2" style:family="paragraph" style:parent-style-name="Standard">
      <style:paragraph-properties fo:margin-left="0.998cm" fo:margin-right="0cm" fo:margin-top="0cm" fo:margin-bottom="0.212cm" loext:contextual-spacing="false" fo:text-indent="0cm" style:auto-text-indent="false"/>
    </style:style>
    <style:style style:name="Lista_20_de_20_continuação_20_3" style:display-name="Lista de continuação 3" style:family="paragraph" style:parent-style-name="Standard">
      <style:paragraph-properties fo:margin-left="1.498cm" fo:margin-right="0cm" fo:margin-top="0cm" fo:margin-bottom="0.212cm" loext:contextual-spacing="false" fo:text-indent="0cm" style:auto-text-indent="false"/>
    </style:style>
    <style:style style:name="Lista_20_de_20_continuação_20_4" style:display-name="Lista de continuação 4" style:family="paragraph" style:parent-style-name="Standard">
      <style:paragraph-properties fo:margin-left="1.997cm" fo:margin-right="0cm" fo:margin-top="0cm" fo:margin-bottom="0.212cm" loext:contextual-spacing="false" fo:text-indent="0cm" style:auto-text-indent="false"/>
    </style:style>
    <style:style style:name="Lista_20_de_20_continuação_20_5" style:display-name="Lista de continuação 5" style:family="paragraph" style:parent-style-name="Standard">
      <style:paragraph-properties fo:margin-left="2.496cm" fo:margin-right="0cm" fo:margin-top="0cm" fo:margin-bottom="0.212cm" loext:contextual-spacing="false" fo:text-indent="0cm" style:auto-text-indent="false"/>
    </style:style>
    <style:style style:name="Numerada" style:family="paragraph" style:parent-style-name="Standard" style:list-style-name="WW8Num9"/>
    <style:style style:name="Numerada_20_2" style:display-name="Numerada 2" style:family="paragraph" style:parent-style-name="Standard" style:list-style-name="WW8Num4"/>
    <style:style style:name="Numerada_20_3" style:display-name="Numerada 3" style:family="paragraph" style:parent-style-name="Standard" style:list-style-name="WW8Num3"/>
    <style:style style:name="Numerada_20_4" style:display-name="Numerada 4" style:family="paragraph" style:parent-style-name="Standard" style:list-style-name="WW8Num2"/>
    <style:style style:name="Numerada_20_5" style:display-name="Numerada 5" style:family="paragraph" style:parent-style-name="Standard" style:list-style-name="WW8Num1"/>
    <style:style style:name="Pré-formatação_20_HTML" style:display-name="Pré-formatação HTML"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rimeiro_20_recuo_20_de_20_corpo_20_de_20_texto" style:display-name="Primeiro recuo de corpo de texto" style:family="paragraph" style:parent-style-name="Text_20_body">
      <style:paragraph-properties fo:margin-left="0cm" fo:margin-right="0cm" fo:margin-top="0cm" fo:margin-bottom="0cm" loext:contextual-spacing="false" fo:text-indent="0.37cm" style:auto-text-indent="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Primeiro_20_recuo_20_de_20_corpo_20_de_20_texto_20_2" style:display-name="Primeiro recuo de corpo de texto 2" style:family="paragraph" style:parent-style-name="Text_20_body_20_indent">
      <style:paragraph-properties fo:margin-left="0.499cm" fo:margin-right="0cm" fo:margin-top="0cm" fo:margin-bottom="0cm" loext:contextual-spacing="false" fo:text-indent="0.37cm" style:auto-text-indent="false"/>
    </style:style>
    <style:style style:name="Recuo_20_de_20_corpo_20_de_20_texto_20_2" style:display-name="Recuo de corpo de texto 2" style:family="paragraph" style:parent-style-name="Standard">
      <style:paragraph-properties fo:margin-left="0.499cm" fo:margin-right="0cm" fo:margin-top="0cm" fo:margin-bottom="0.212cm" loext:contextual-spacing="false" fo:line-height="200%" fo:text-indent="0cm" style:auto-text-indent="false"/>
    </style:style>
    <style:style style:name="Recuo_20_de_20_corpo_20_de_20_texto_20_3" style:display-name="Recuo de corpo de texto 3" style:family="paragraph" style:parent-style-name="Standard">
      <style:paragraph-properties fo:margin-left="0.499cm" fo:margin-right="0cm" fo:margin-top="0cm" fo:margin-bottom="0.212cm" loext:contextual-spacing="false" fo:text-indent="0cm" style:auto-text-indent="false"/>
      <style:text-properties fo:font-size="8pt" style:font-size-asian="8pt" style:font-size-complex="8pt"/>
    </style:style>
    <style:style style:name="Recuo_20_normal" style:display-name="Recuo normal" style:family="paragraph" style:parent-style-name="Standard">
      <style:paragraph-properties fo:margin-left="1.249cm" fo:margin-right="0cm" fo:margin-top="0cm" fo:margin-bottom="0cm" loext:contextual-spacing="false" fo:text-indent="0cm" style:auto-text-indent="fals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loext:contextual-spacing="false"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loext:contextual-spacing="false" fo:text-indent="-0.423cm" style:auto-text-indent="false"/>
    </style:style>
    <style:style style:name="Remissivo_20_4" style:display-name="Remissivo 4" style:family="paragraph" style:parent-style-name="Standard" style:next-style-name="Standard">
      <style:paragraph-properties fo:margin-left="1.693cm" fo:margin-right="0cm" fo:margin-top="0cm" fo:margin-bottom="0cm" loext:contextual-spacing="false" fo:text-indent="-0.423cm" style:auto-text-indent="false"/>
    </style:style>
    <style:style style:name="Remissivo_20_5" style:display-name="Remissivo 5" style:family="paragraph" style:parent-style-name="Standard" style:next-style-name="Standard">
      <style:paragraph-properties fo:margin-left="2.117cm" fo:margin-right="0cm" fo:margin-top="0cm" fo:margin-bottom="0cm" loext:contextual-spacing="false" fo:text-indent="-0.423cm" style:auto-text-indent="false"/>
    </style:style>
    <style:style style:name="Remissivo_20_6" style:display-name="Remissivo 6" style:family="paragraph" style:parent-style-name="Standard" style:next-style-name="Standard">
      <style:paragraph-properties fo:margin-left="2.54cm" fo:margin-right="0cm" fo:margin-top="0cm" fo:margin-bottom="0cm" loext:contextual-spacing="false" fo:text-indent="-0.423cm" style:auto-text-indent="false"/>
    </style:style>
    <style:style style:name="Remissivo_20_7" style:display-name="Remissivo 7" style:family="paragraph" style:parent-style-name="Standard" style:next-style-name="Standard">
      <style:paragraph-properties fo:margin-left="2.963cm" fo:margin-right="0cm" fo:margin-top="0cm" fo:margin-bottom="0cm" loext:contextual-spacing="false" fo:text-indent="-0.423cm" style:auto-text-indent="false"/>
    </style:style>
    <style:style style:name="Remissivo_20_8" style:display-name="Remissivo 8" style:family="paragraph" style:parent-style-name="Standard" style:next-style-name="Standard">
      <style:paragraph-properties fo:margin-left="3.387cm" fo:margin-right="0cm" fo:margin-top="0cm" fo:margin-bottom="0cm" loext:contextual-spacing="false" fo:text-indent="-0.423cm" style:auto-text-indent="false"/>
    </style:style>
    <style:style style:name="Remissivo_20_9" style:display-name="Remissivo 9" style:family="paragraph" style:parent-style-name="Standard" style:next-style-name="Standard">
      <style:paragraph-properties fo:margin-left="3.81cm" fo:margin-right="0cm" fo:margin-top="0cm" fo:margin-bottom="0cm" loext:contextual-spacing="false" fo:text-indent="-0.423cm" style:auto-text-indent="false"/>
    </style:style>
    <style:style style:name="Saudação" style:family="paragraph" style:parent-style-name="Standard" style:next-style-name="Standard"/>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o_20_de_20_macro" style:display-name="Texto de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pt" fo:country="BR" style:font-name-asian="Arial" style:font-family-asian="Arial" style:font-family-generic-asian="swiss" style:font-pitch-asian="variable" style:font-size-asian="10pt" style:font-name-complex="Courier New" style:font-family-complex="'Courier New'" style:font-family-generic-complex="modern"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Footnote" style:family="paragraph" style:parent-style-name="Standard" style:class="extra">
      <style:text-properties fo:font-size="10pt" style:font-size-asian="10pt" style:font-size-complex="10pt"/>
    </style:style>
    <style:style style:name="Texto_20_em_20_bloco" style:display-name="Texto em bloco" style:family="paragraph" style:parent-style-name="Standard">
      <style:paragraph-properties fo:margin-left="2.54cm" fo:margin-right="2.54cm" fo:margin-top="0cm" fo:margin-bottom="0.212cm" loext:contextual-spacing="false" fo:text-indent="0cm" style:auto-text-indent="false"/>
    </style:style>
    <style:style style:name="Texto_20_sem_20_formatação" style:display-name="Texto sem formataçã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ítulo_20_da_20_nota" style:display-name="Título da nota" style:family="paragraph" style:parent-style-name="Standard" style:next-style-name="Standard"/>
    <style:style style:name="Título_20_de_20_índice_20_de_20_autoridades" style:display-name="Título de índice de autoridades"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Heading" style:display-name="Contents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Table_20_Contents_20__28_user_29_" style:display-name="Table Contents (user)" style:family="paragraph" style:parent-style-name="Standard">
      <style:paragraph-properties fo:hyphenation-ladder-count="no-limit" text:number-lines="false" text:line-number="0"/>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Fonte_20_parág._20_padrão" style:display-name="Fonte parág. padrão" style:family="text"/>
    <style:style style:name="Footnote_20_Symbol" style:display-name="Footnote Symbol" style:family="text" style:parent-style-name="Fonte_20_parág._20_padrão">
      <style:text-properties style:text-position="super 58%"/>
    </style:style>
    <style:style style:name="SemanticAnnotation-ref-hf002" style:family="text" style:parent-style-name="Fonte_20_parág._20_padrão">
      <style:text-properties fo:language="en" fo:country="US"/>
    </style:style>
    <style:style style:name="SemanticAnnotation-ref-hf001" style:family="text">
      <style:text-properties fo:background-color="transparent"/>
    </style:style>
    <style:style style:name="SemanticAnnotation-ref-hf003" style:family="text" style:parent-style-name="SemanticAnnotation-ref-hf001"/>
    <style:style style:name="SemanticAnnotation-ref-hf008" style:family="text" style:parent-style-name="SemanticAnnotation-ref-hf001"/>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1"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RNF" style:num-suffix="." style:num-format="1">
        <style:list-level-properties text:list-level-position-and-space-mode="label-alignment">
          <style:list-level-label-alignment text:label-followed-by="listtab" text:list-tab-stop-position="1.27cm" fo:text-indent="-0.9cm" fo:margin-left="1.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prefix="RF" style:num-suffix="." style:num-format="1">
        <style:list-level-properties text:list-level-position-and-space-mode="label-alignment">
          <style:list-level-label-alignment text:label-followed-by="listtab" text:list-tab-stop-position="1.27cm" fo:text-indent="-0.8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Verdana" fo:font-size="10pt" style:font-size-asian="10pt" style:font-size-complex="10pt"/>
    </style:style>
    <style:style style:name="MP2" style:family="paragraph" style:parent-style-name="Header">
      <style:text-properties style:font-name="Verdana" fo:font-size="10pt" style:font-size-asian="10pt" style:font-size-complex="10pt"/>
    </style:style>
    <style:page-layout style:name="Mpm1">
      <style:page-layout-properties fo:page-width="21.59cm" fo:page-height="27.94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2.501cm" fo:margin-right="2cm" style:writing-mode="lr-tb" style:layout-grid-color="#c0c0c0" style:layout-grid-lines="2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7.94cm" fo:page-height="21.59cm" style:num-format="1" style:print-orientation="landscape" fo:margin-top="1.251cm" fo:margin-bottom="3cm" fo:margin-left="2.501cm" fo:margin-right="2.501cm" style:writing-mode="lr-tb" style:layout-grid-color="#c0c0c0" style:layout-grid-lines="2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1</text:page-number></text:p>
        <text:p text:style-name="MP2">Fábrica de Software<text:tab/><text:tab/> <text:s text:c="4"/>IFES / Serra</text:p>
      </style:header>
      <style:footer>
        <text:p text:style-name="Footer"/>
      </style:footer>
    </style:master-page>
    <style:master-page style:name="Converter_20_1" style:display-name="Converter 1" style:page-layout-name="Mpm3" style:next-style-name="Próxima_20_conversão_20_1">
      <style:header>
        <text:p text:style-name="MP1"><text:page-number text:select-page="current">3</text:page-number></text:p>
        <text:p text:style-name="MP2">Fábrica de Software<text:tab/><text:tab/>IFES / Serra</text:p>
      </style:header>
      <style:footer>
        <text:p text:style-name="Footer"/>
      </style:footer>
    </style:master-page>
    <style:master-page style:name="Próxima_20_conversão_20_1" style:display-name="Próxima conversão 1"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Documento Plano de Riscos</dc:title>
    <meta:initial-creator>w</meta:initial-creator>
    <meta:creation-date>2010-09-10T07:09:00</meta:creation-date>
    <dc:date>2017-03-31T14:37:36.064000000</dc:date>
    <meta:print-date>2005-10-28T10:36:00</meta:print-date>
    <meta:editing-cycles>42</meta:editing-cycles>
    <meta:editing-duration>PT5H45M41S</meta:editing-duration>
    <meta:generator>LibreOffice/5.2.5.1$Windows_x86 LibreOffice_project/0312e1a284a7d50ca85a365c316c7abbf20a4d22</meta:generator>
    <meta:document-statistic meta:table-count="5" meta:image-count="0" meta:object-count="0" meta:page-count="4" meta:paragraph-count="133" meta:word-count="894" meta:character-count="5516" meta:non-whitespace-character-count="4741"/>
    <meta:user-defined meta:name="Informações 1"/>
    <meta:user-defined meta:name="Informações 2"/>
    <meta:user-defined meta:name="Informações 3"/>
    <meta:user-defined meta:name="Informações 4"/>
  </office:meta>
</office:document-meta>
</file>